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37"/>
    <style:style style:name="ce2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test-case-3" table:style-name="ta1">
        <table:table-column table:style-name="co1" table:default-cell-style-name="ce1"/>
        <table:table-column table:style-name="co1" table:number-columns-repeated="4" table:default-cell-style-name="ce2"/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Credit</text:p>
          </table:table-cell>
          <table:table-cell table:style-name="Default" office:value-type="string" calcext:value-type="string">
            <text:p>Debit</text:p>
          </table:table-cell>
          <table:table-cell table:style-name="Default" office:value-type="string" calcext:value-type="string">
            <text:p>Balance</text:p>
          </table:table-cell>
          <table:table-cell table:style-name="Default" office:value-type="string" calcext:value-type="string">
            <text:p>Interest</text:p>
          </table:table-cell>
        </table:table-row>
        <table:table-row table:style-name="ro1">
          <table:table-cell office:value-type="date" office:date-value="2022-04-24" calcext:value-type="date">
            <text:p>24/04/22</text:p>
          </table:table-cell>
          <table:table-cell office:value-type="currency" office:currency="INR" office:value="15000" calcext:value-type="currency">
            <text:p>₹15,000.00</text:p>
          </table:table-cell>
          <table:table-cell/>
          <table:table-cell table:formula="of:=[.B2]-[.C2]" office:value-type="currency" office:currency="INR" office:value="15000" calcext:value-type="currency">
            <text:p>₹15,000.00</text:p>
          </table:table-cell>
          <table:table-cell table:formula="of:=([.D2]*2.7/100)/365" office:value-type="currency" office:currency="INR" office:value="1.10958904109589" calcext:value-type="currency">
            <text:p>₹1.11</text:p>
          </table:table-cell>
        </table:table-row>
        <table:table-row table:style-name="ro1">
          <table:table-cell office:value-type="date" office:date-value="2022-04-25" calcext:value-type="date">
            <text:p>25/04/22</text:p>
          </table:table-cell>
          <table:table-cell table:number-columns-repeated="2"/>
          <table:table-cell table:formula="of:=[.D2]+[.B3]-[.C3]" office:value-type="currency" office:currency="INR" office:value="15000" calcext:value-type="currency">
            <text:p>₹15,000.00</text:p>
          </table:table-cell>
          <table:table-cell table:formula="of:=([.D3]*2.7/100)/365" office:value-type="currency" office:currency="INR" office:value="1.10958904109589" calcext:value-type="currency">
            <text:p>₹1.11</text:p>
          </table:table-cell>
        </table:table-row>
        <table:table-row table:style-name="ro1">
          <table:table-cell office:value-type="date" office:date-value="2022-04-26" calcext:value-type="date">
            <text:p>26/04/22</text:p>
          </table:table-cell>
          <table:table-cell table:number-columns-repeated="2"/>
          <table:table-cell table:formula="of:=[.D3]+[.B4]-[.C4]" office:value-type="currency" office:currency="INR" office:value="15000" calcext:value-type="currency">
            <text:p>₹15,000.00</text:p>
          </table:table-cell>
          <table:table-cell table:formula="of:=([.D4]*2.7/100)/365" office:value-type="currency" office:currency="INR" office:value="1.10958904109589" calcext:value-type="currency">
            <text:p>₹1.11</text:p>
          </table:table-cell>
        </table:table-row>
        <table:table-row table:style-name="ro1">
          <table:table-cell office:value-type="date" office:date-value="2022-04-27" calcext:value-type="date">
            <text:p>27/04/22</text:p>
          </table:table-cell>
          <table:table-cell table:number-columns-repeated="2"/>
          <table:table-cell table:formula="of:=[.D4]+[.B5]-[.C5]" office:value-type="currency" office:currency="INR" office:value="15000" calcext:value-type="currency">
            <text:p>₹15,000.00</text:p>
          </table:table-cell>
          <table:table-cell table:formula="of:=([.D5]*2.7/100)/365" office:value-type="currency" office:currency="INR" office:value="1.10958904109589" calcext:value-type="currency">
            <text:p>₹1.11</text:p>
          </table:table-cell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table:number-columns-repeated="2"/>
          <table:table-cell table:formula="of:=[.D5]+[.B6]-[.C6]" office:value-type="currency" office:currency="INR" office:value="15000" calcext:value-type="currency">
            <text:p>₹15,000.00</text:p>
          </table:table-cell>
          <table:table-cell table:formula="of:=([.D6]*2.7/100)/365" office:value-type="currency" office:currency="INR" office:value="1.10958904109589" calcext:value-type="currency">
            <text:p>₹1.11</text:p>
          </table:table-cell>
        </table:table-row>
        <table:table-row table:style-name="ro1">
          <table:table-cell office:value-type="date" office:date-value="2022-04-29" calcext:value-type="date">
            <text:p>29/04/22</text:p>
          </table:table-cell>
          <table:table-cell table:number-columns-repeated="2"/>
          <table:table-cell table:formula="of:=[.D6]+[.B7]-[.C7]" office:value-type="currency" office:currency="INR" office:value="15000" calcext:value-type="currency">
            <text:p>₹15,000.00</text:p>
          </table:table-cell>
          <table:table-cell table:formula="of:=([.D7]*2.7/100)/365" office:value-type="currency" office:currency="INR" office:value="1.10958904109589" calcext:value-type="currency">
            <text:p>₹1.11</text:p>
          </table:table-cell>
        </table:table-row>
        <table:table-row table:style-name="ro1">
          <table:table-cell office:value-type="date" office:date-value="2022-04-30" calcext:value-type="date">
            <text:p>30/04/22</text:p>
          </table:table-cell>
          <table:table-cell table:number-columns-repeated="2"/>
          <table:table-cell table:formula="of:=[.D7]+[.B8]-[.C8]" office:value-type="currency" office:currency="INR" office:value="15000" calcext:value-type="currency">
            <text:p>₹15,000.00</text:p>
          </table:table-cell>
          <table:table-cell table:formula="of:=([.D8]*2.7/100)/365" office:value-type="currency" office:currency="INR" office:value="1.10958904109589" calcext:value-type="currency">
            <text:p>₹1.11</text:p>
          </table:table-cell>
        </table:table-row>
        <table:table-row table:style-name="ro1">
          <table:table-cell office:value-type="date" office:date-value="2022-05-01" calcext:value-type="date">
            <text:p>01/05/22</text:p>
          </table:table-cell>
          <table:table-cell table:number-columns-repeated="2"/>
          <table:table-cell table:formula="of:=[.D8]+[.B9]-[.C9]" office:value-type="currency" office:currency="INR" office:value="15000" calcext:value-type="currency">
            <text:p>₹15,000.00</text:p>
          </table:table-cell>
          <table:table-cell table:formula="of:=([.D9]*2.7/100)/365" office:value-type="currency" office:currency="INR" office:value="1.10958904109589" calcext:value-type="currency">
            <text:p>₹1.11</text:p>
          </table:table-cell>
        </table:table-row>
        <table:table-row table:style-name="ro1">
          <table:table-cell office:value-type="date" office:date-value="2022-05-02" calcext:value-type="date">
            <text:p>02/05/22</text:p>
          </table:table-cell>
          <table:table-cell table:number-columns-repeated="2"/>
          <table:table-cell table:formula="of:=[.D9]+[.B10]-[.C10]" office:value-type="currency" office:currency="INR" office:value="15000" calcext:value-type="currency">
            <text:p>₹15,000.00</text:p>
          </table:table-cell>
          <table:table-cell table:formula="of:=([.D10]*2.7/100)/365" office:value-type="currency" office:currency="INR" office:value="1.10958904109589" calcext:value-type="currency">
            <text:p>₹1.11</text:p>
          </table:table-cell>
        </table:table-row>
        <table:table-row table:style-name="ro1">
          <table:table-cell office:value-type="date" office:date-value="2022-05-03" calcext:value-type="date">
            <text:p>03/05/22</text:p>
          </table:table-cell>
          <table:table-cell table:number-columns-repeated="2"/>
          <table:table-cell table:formula="of:=[.D10]+[.B11]-[.C11]" office:value-type="currency" office:currency="INR" office:value="15000" calcext:value-type="currency">
            <text:p>₹15,000.00</text:p>
          </table:table-cell>
          <table:table-cell table:formula="of:=([.D11]*2.7/100)/365" office:value-type="currency" office:currency="INR" office:value="1.10958904109589" calcext:value-type="currency">
            <text:p>₹1.11</text:p>
          </table:table-cell>
        </table:table-row>
        <table:table-row table:style-name="ro1">
          <table:table-cell office:value-type="date" office:date-value="2022-05-04" calcext:value-type="date">
            <text:p>04/05/22</text:p>
          </table:table-cell>
          <table:table-cell table:number-columns-repeated="2"/>
          <table:table-cell table:formula="of:=[.D11]+[.B12]-[.C12]" office:value-type="currency" office:currency="INR" office:value="15000" calcext:value-type="currency">
            <text:p>₹15,000.00</text:p>
          </table:table-cell>
          <table:table-cell table:formula="of:=([.D12]*2.7/100)/365" office:value-type="currency" office:currency="INR" office:value="1.10958904109589" calcext:value-type="currency">
            <text:p>₹1.11</text:p>
          </table:table-cell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table:number-columns-repeated="2"/>
          <table:table-cell table:formula="of:=[.D12]+[.B13]-[.C13]" office:value-type="currency" office:currency="INR" office:value="15000" calcext:value-type="currency">
            <text:p>₹15,000.00</text:p>
          </table:table-cell>
          <table:table-cell table:formula="of:=([.D13]*2.7/100)/365" office:value-type="currency" office:currency="INR" office:value="1.10958904109589" calcext:value-type="currency">
            <text:p>₹1.11</text:p>
          </table:table-cell>
        </table:table-row>
        <table:table-row table:style-name="ro1">
          <table:table-cell office:value-type="date" office:date-value="2022-05-06" calcext:value-type="date">
            <text:p>06/05/22</text:p>
          </table:table-cell>
          <table:table-cell table:formula="of:=5000+10000" office:value-type="currency" office:currency="INR" office:value="15000" calcext:value-type="currency">
            <text:p>₹15,000.00</text:p>
          </table:table-cell>
          <table:table-cell office:value-type="currency" office:currency="INR" office:value="4000" calcext:value-type="currency">
            <text:p>₹4,000.00</text:p>
          </table:table-cell>
          <table:table-cell table:formula="of:=[.D13]+[.B14]-[.C14]" office:value-type="currency" office:currency="INR" office:value="26000" calcext:value-type="currency">
            <text:p>₹26,000.00</text:p>
          </table:table-cell>
          <table:table-cell table:formula="of:=([.D14]*2.7/100)/365" office:value-type="currency" office:currency="INR" office:value="1.92328767123288" calcext:value-type="currency">
            <text:p>₹1.92</text:p>
          </table:table-cell>
        </table:table-row>
        <table:table-row table:style-name="ro1">
          <table:table-cell office:value-type="date" office:date-value="2022-05-07" calcext:value-type="date">
            <text:p>07/05/22</text:p>
          </table:table-cell>
          <table:table-cell table:number-columns-repeated="2"/>
          <table:table-cell table:formula="of:=[.D14]+[.B15]-[.C15]" office:value-type="currency" office:currency="INR" office:value="26000" calcext:value-type="currency">
            <text:p>₹26,000.00</text:p>
          </table:table-cell>
          <table:table-cell table:formula="of:=([.D15]*2.7/100)/365" office:value-type="currency" office:currency="INR" office:value="1.92328767123288" calcext:value-type="currency">
            <text:p>₹1.92</text:p>
          </table:table-cell>
        </table:table-row>
        <table:table-row table:style-name="ro1">
          <table:table-cell office:value-type="date" office:date-value="2022-05-08" calcext:value-type="date">
            <text:p>08/05/22</text:p>
          </table:table-cell>
          <table:table-cell table:number-columns-repeated="2"/>
          <table:table-cell table:formula="of:=[.D15]+[.B16]-[.C16]" office:value-type="currency" office:currency="INR" office:value="26000" calcext:value-type="currency">
            <text:p>₹26,000.00</text:p>
          </table:table-cell>
          <table:table-cell table:formula="of:=([.D16]*2.7/100)/365" office:value-type="currency" office:currency="INR" office:value="1.92328767123288" calcext:value-type="currency">
            <text:p>₹1.92</text:p>
          </table:table-cell>
        </table:table-row>
        <table:table-row table:style-name="ro1">
          <table:table-cell office:value-type="date" office:date-value="2022-05-09" calcext:value-type="date">
            <text:p>09/05/22</text:p>
          </table:table-cell>
          <table:table-cell table:number-columns-repeated="2"/>
          <table:table-cell table:formula="of:=[.D16]+[.B17]-[.C17]" office:value-type="currency" office:currency="INR" office:value="26000" calcext:value-type="currency">
            <text:p>₹26,000.00</text:p>
          </table:table-cell>
          <table:table-cell table:formula="of:=([.D17]*2.7/100)/365" office:value-type="currency" office:currency="INR" office:value="1.92328767123288" calcext:value-type="currency">
            <text:p>₹1.92</text:p>
          </table:table-cell>
        </table:table-row>
        <table:table-row table:style-name="ro1">
          <table:table-cell office:value-type="date" office:date-value="2022-05-10" calcext:value-type="date">
            <text:p>10/05/22</text:p>
          </table:table-cell>
          <table:table-cell table:number-columns-repeated="2"/>
          <table:table-cell table:formula="of:=[.D17]+[.B18]-[.C18]" office:value-type="currency" office:currency="INR" office:value="26000" calcext:value-type="currency">
            <text:p>₹26,000.00</text:p>
          </table:table-cell>
          <table:table-cell table:formula="of:=([.D18]*2.7/100)/365" office:value-type="currency" office:currency="INR" office:value="1.92328767123288" calcext:value-type="currency">
            <text:p>₹1.92</text:p>
          </table:table-cell>
        </table:table-row>
        <table:table-row table:style-name="ro1">
          <table:table-cell office:value-type="date" office:date-value="2022-05-11" calcext:value-type="date">
            <text:p>11/05/22</text:p>
          </table:table-cell>
          <table:table-cell table:number-columns-repeated="2"/>
          <table:table-cell table:formula="of:=[.D18]+[.B19]-[.C19]" office:value-type="currency" office:currency="INR" office:value="26000" calcext:value-type="currency">
            <text:p>₹26,000.00</text:p>
          </table:table-cell>
          <table:table-cell table:formula="of:=([.D19]*2.7/100)/365" office:value-type="currency" office:currency="INR" office:value="1.92328767123288" calcext:value-type="currency">
            <text:p>₹1.92</text:p>
          </table:table-cell>
        </table:table-row>
        <table:table-row table:style-name="ro1">
          <table:table-cell office:value-type="date" office:date-value="2022-05-12" calcext:value-type="date">
            <text:p>12/05/22</text:p>
          </table:table-cell>
          <table:table-cell table:number-columns-repeated="2"/>
          <table:table-cell table:formula="of:=[.D19]+[.B20]-[.C20]" office:value-type="currency" office:currency="INR" office:value="26000" calcext:value-type="currency">
            <text:p>₹26,000.00</text:p>
          </table:table-cell>
          <table:table-cell table:formula="of:=([.D20]*2.7/100)/365" office:value-type="currency" office:currency="INR" office:value="1.92328767123288" calcext:value-type="currency">
            <text:p>₹1.92</text:p>
          </table:table-cell>
        </table:table-row>
        <table:table-row table:style-name="ro1">
          <table:table-cell office:value-type="date" office:date-value="2022-05-13" calcext:value-type="date">
            <text:p>13/05/22</text:p>
          </table:table-cell>
          <table:table-cell table:number-columns-repeated="2"/>
          <table:table-cell table:formula="of:=[.D20]+[.B21]-[.C21]" office:value-type="currency" office:currency="INR" office:value="26000" calcext:value-type="currency">
            <text:p>₹26,000.00</text:p>
          </table:table-cell>
          <table:table-cell table:formula="of:=([.D21]*2.7/100)/365" office:value-type="currency" office:currency="INR" office:value="1.92328767123288" calcext:value-type="currency">
            <text:p>₹1.92</text:p>
          </table:table-cell>
        </table:table-row>
        <table:table-row table:style-name="ro1">
          <table:table-cell office:value-type="date" office:date-value="2022-05-14" calcext:value-type="date">
            <text:p>14/05/22</text:p>
          </table:table-cell>
          <table:table-cell table:number-columns-repeated="2"/>
          <table:table-cell table:formula="of:=[.D21]+[.B22]-[.C22]" office:value-type="currency" office:currency="INR" office:value="26000" calcext:value-type="currency">
            <text:p>₹26,000.00</text:p>
          </table:table-cell>
          <table:table-cell table:formula="of:=([.D22]*2.7/100)/365" office:value-type="currency" office:currency="INR" office:value="1.92328767123288" calcext:value-type="currency">
            <text:p>₹1.92</text:p>
          </table:table-cell>
        </table:table-row>
        <table:table-row table:style-name="ro1">
          <table:table-cell office:value-type="date" office:date-value="2022-05-15" calcext:value-type="date">
            <text:p>15/05/22</text:p>
          </table:table-cell>
          <table:table-cell table:number-columns-repeated="2"/>
          <table:table-cell table:formula="of:=[.D22]+[.B23]-[.C23]" office:value-type="currency" office:currency="INR" office:value="26000" calcext:value-type="currency">
            <text:p>₹26,000.00</text:p>
          </table:table-cell>
          <table:table-cell table:formula="of:=([.D23]*2.7/100)/365" office:value-type="currency" office:currency="INR" office:value="1.92328767123288" calcext:value-type="currency">
            <text:p>₹1.92</text:p>
          </table:table-cell>
        </table:table-row>
        <table:table-row table:style-name="ro1">
          <table:table-cell office:value-type="date" office:date-value="2022-05-16" calcext:value-type="date">
            <text:p>16/05/22</text:p>
          </table:table-cell>
          <table:table-cell table:number-columns-repeated="2"/>
          <table:table-cell table:formula="of:=[.D23]+[.B24]-[.C24]" office:value-type="currency" office:currency="INR" office:value="26000" calcext:value-type="currency">
            <text:p>₹26,000.00</text:p>
          </table:table-cell>
          <table:table-cell table:formula="of:=([.D24]*2.7/100)/365" office:value-type="currency" office:currency="INR" office:value="1.92328767123288" calcext:value-type="currency">
            <text:p>₹1.92</text:p>
          </table:table-cell>
        </table:table-row>
        <table:table-row table:style-name="ro1">
          <table:table-cell office:value-type="date" office:date-value="2022-05-17" calcext:value-type="date">
            <text:p>17/05/22</text:p>
          </table:table-cell>
          <table:table-cell table:number-columns-repeated="2"/>
          <table:table-cell table:formula="of:=[.D24]+[.B25]-[.C25]" office:value-type="currency" office:currency="INR" office:value="26000" calcext:value-type="currency">
            <text:p>₹26,000.00</text:p>
          </table:table-cell>
          <table:table-cell table:formula="of:=([.D25]*2.7/100)/365" office:value-type="currency" office:currency="INR" office:value="1.92328767123288" calcext:value-type="currency">
            <text:p>₹1.92</text:p>
          </table:table-cell>
        </table:table-row>
        <table:table-row table:style-name="ro1">
          <table:table-cell office:value-type="date" office:date-value="2022-05-18" calcext:value-type="date">
            <text:p>18/05/22</text:p>
          </table:table-cell>
          <table:table-cell table:number-columns-repeated="2"/>
          <table:table-cell table:formula="of:=[.D25]+[.B26]-[.C26]" office:value-type="currency" office:currency="INR" office:value="26000" calcext:value-type="currency">
            <text:p>₹26,000.00</text:p>
          </table:table-cell>
          <table:table-cell table:formula="of:=([.D26]*2.7/100)/365" office:value-type="currency" office:currency="INR" office:value="1.92328767123288" calcext:value-type="currency">
            <text:p>₹1.92</text:p>
          </table:table-cell>
        </table:table-row>
        <table:table-row table:style-name="ro1">
          <table:table-cell office:value-type="date" office:date-value="2022-05-19" calcext:value-type="date">
            <text:p>19/05/22</text:p>
          </table:table-cell>
          <table:table-cell table:number-columns-repeated="2"/>
          <table:table-cell table:formula="of:=[.D26]+[.B27]-[.C27]" office:value-type="currency" office:currency="INR" office:value="26000" calcext:value-type="currency">
            <text:p>₹26,000.00</text:p>
          </table:table-cell>
          <table:table-cell table:formula="of:=([.D27]*2.7/100)/365" office:value-type="currency" office:currency="INR" office:value="1.92328767123288" calcext:value-type="currency">
            <text:p>₹1.92</text:p>
          </table:table-cell>
        </table:table-row>
        <table:table-row table:style-name="ro1">
          <table:table-cell office:value-type="date" office:date-value="2022-05-20" calcext:value-type="date">
            <text:p>20/05/22</text:p>
          </table:table-cell>
          <table:table-cell table:number-columns-repeated="2"/>
          <table:table-cell table:formula="of:=[.D27]+[.B28]-[.C28]" office:value-type="currency" office:currency="INR" office:value="26000" calcext:value-type="currency">
            <text:p>₹26,000.00</text:p>
          </table:table-cell>
          <table:table-cell table:formula="of:=([.D28]*2.7/100)/365" office:value-type="currency" office:currency="INR" office:value="1.92328767123288" calcext:value-type="currency">
            <text:p>₹1.92</text:p>
          </table:table-cell>
        </table:table-row>
        <table:table-row table:style-name="ro1">
          <table:table-cell office:value-type="date" office:date-value="2022-05-21" calcext:value-type="date">
            <text:p>21/05/22</text:p>
          </table:table-cell>
          <table:table-cell table:number-columns-repeated="2"/>
          <table:table-cell table:formula="of:=[.D28]+[.B29]-[.C29]" office:value-type="currency" office:currency="INR" office:value="26000" calcext:value-type="currency">
            <text:p>₹26,000.00</text:p>
          </table:table-cell>
          <table:table-cell table:formula="of:=([.D29]*2.7/100)/365" office:value-type="currency" office:currency="INR" office:value="1.92328767123288" calcext:value-type="currency">
            <text:p>₹1.92</text:p>
          </table:table-cell>
        </table:table-row>
        <table:table-row table:style-name="ro1">
          <table:table-cell office:value-type="date" office:date-value="2022-05-22" calcext:value-type="date">
            <text:p>22/05/22</text:p>
          </table:table-cell>
          <table:table-cell table:number-columns-repeated="2"/>
          <table:table-cell table:formula="of:=[.D29]+[.B30]-[.C30]" office:value-type="currency" office:currency="INR" office:value="26000" calcext:value-type="currency">
            <text:p>₹26,000.00</text:p>
          </table:table-cell>
          <table:table-cell table:formula="of:=([.D30]*2.7/100)/365" office:value-type="currency" office:currency="INR" office:value="1.92328767123288" calcext:value-type="currency">
            <text:p>₹1.92</text:p>
          </table:table-cell>
        </table:table-row>
        <table:table-row table:style-name="ro1">
          <table:table-cell office:value-type="date" office:date-value="2022-05-23" calcext:value-type="date">
            <text:p>23/05/22</text:p>
          </table:table-cell>
          <table:table-cell table:number-columns-repeated="2"/>
          <table:table-cell table:formula="of:=[.D30]+[.B31]-[.C31]" office:value-type="currency" office:currency="INR" office:value="26000" calcext:value-type="currency">
            <text:p>₹26,000.00</text:p>
          </table:table-cell>
          <table:table-cell table:formula="of:=([.D31]*2.7/100)/365" office:value-type="currency" office:currency="INR" office:value="1.92328767123288" calcext:value-type="currency">
            <text:p>₹1.92</text:p>
          </table:table-cell>
        </table:table-row>
        <table:table-row table:style-name="ro1">
          <table:table-cell office:value-type="date" office:date-value="2022-05-24" calcext:value-type="date">
            <text:p>24/05/22</text:p>
          </table:table-cell>
          <table:table-cell table:number-columns-repeated="2"/>
          <table:table-cell table:formula="of:=[.D31]+[.B32]-[.C32]" office:value-type="currency" office:currency="INR" office:value="26000" calcext:value-type="currency">
            <text:p>₹26,000.00</text:p>
          </table:table-cell>
          <table:table-cell table:formula="of:=([.D32]*2.7/100)/365" office:value-type="currency" office:currency="INR" office:value="1.92328767123288" calcext:value-type="currency">
            <text:p>₹1.92</text:p>
          </table:table-cell>
        </table:table-row>
        <table:table-row table:style-name="ro1">
          <table:table-cell office:value-type="date" office:date-value="2022-05-25" calcext:value-type="date">
            <text:p>25/05/22</text:p>
          </table:table-cell>
          <table:table-cell table:number-columns-repeated="2"/>
          <table:table-cell table:formula="of:=[.D32]+[.B33]-[.C33]" office:value-type="currency" office:currency="INR" office:value="26000" calcext:value-type="currency">
            <text:p>₹26,000.00</text:p>
          </table:table-cell>
          <table:table-cell table:formula="of:=([.D33]*2.7/100)/365" office:value-type="currency" office:currency="INR" office:value="1.92328767123288" calcext:value-type="currency">
            <text:p>₹1.92</text:p>
          </table:table-cell>
        </table:table-row>
        <table:table-row table:style-name="ro1">
          <table:table-cell office:value-type="date" office:date-value="2022-05-26" calcext:value-type="date">
            <text:p>26/05/22</text:p>
          </table:table-cell>
          <table:table-cell table:number-columns-repeated="2"/>
          <table:table-cell table:formula="of:=[.D33]+[.B34]-[.C34]" office:value-type="currency" office:currency="INR" office:value="26000" calcext:value-type="currency">
            <text:p>₹26,000.00</text:p>
          </table:table-cell>
          <table:table-cell table:formula="of:=([.D34]*2.7/100)/365" office:value-type="currency" office:currency="INR" office:value="1.92328767123288" calcext:value-type="currency">
            <text:p>₹1.92</text:p>
          </table:table-cell>
        </table:table-row>
        <table:table-row table:style-name="ro1">
          <table:table-cell office:value-type="date" office:date-value="2022-05-27" calcext:value-type="date">
            <text:p>27/05/22</text:p>
          </table:table-cell>
          <table:table-cell table:number-columns-repeated="2"/>
          <table:table-cell table:formula="of:=[.D34]+[.B35]-[.C35]" office:value-type="currency" office:currency="INR" office:value="26000" calcext:value-type="currency">
            <text:p>₹26,000.00</text:p>
          </table:table-cell>
          <table:table-cell table:formula="of:=([.D35]*2.7/100)/365" office:value-type="currency" office:currency="INR" office:value="1.92328767123288" calcext:value-type="currency">
            <text:p>₹1.92</text:p>
          </table:table-cell>
        </table:table-row>
        <table:table-row table:style-name="ro1">
          <table:table-cell office:value-type="date" office:date-value="2022-05-28" calcext:value-type="date">
            <text:p>28/05/22</text:p>
          </table:table-cell>
          <table:table-cell table:number-columns-repeated="2"/>
          <table:table-cell table:formula="of:=[.D35]+[.B36]-[.C36]" office:value-type="currency" office:currency="INR" office:value="26000" calcext:value-type="currency">
            <text:p>₹26,000.00</text:p>
          </table:table-cell>
          <table:table-cell table:formula="of:=([.D36]*2.7/100)/365" office:value-type="currency" office:currency="INR" office:value="1.92328767123288" calcext:value-type="currency">
            <text:p>₹1.92</text:p>
          </table:table-cell>
        </table:table-row>
        <table:table-row table:style-name="ro1">
          <table:table-cell office:value-type="date" office:date-value="2022-05-29" calcext:value-type="date">
            <text:p>29/05/22</text:p>
          </table:table-cell>
          <table:table-cell table:number-columns-repeated="2"/>
          <table:table-cell table:formula="of:=[.D36]+[.B37]-[.C37]" office:value-type="currency" office:currency="INR" office:value="26000" calcext:value-type="currency">
            <text:p>₹26,000.00</text:p>
          </table:table-cell>
          <table:table-cell table:formula="of:=([.D37]*2.7/100)/365" office:value-type="currency" office:currency="INR" office:value="1.92328767123288" calcext:value-type="currency">
            <text:p>₹1.92</text:p>
          </table:table-cell>
        </table:table-row>
        <table:table-row table:style-name="ro1">
          <table:table-cell office:value-type="date" office:date-value="2022-05-30" calcext:value-type="date">
            <text:p>30/05/22</text:p>
          </table:table-cell>
          <table:table-cell table:number-columns-repeated="2"/>
          <table:table-cell table:formula="of:=[.D37]+[.B38]-[.C38]" office:value-type="currency" office:currency="INR" office:value="26000" calcext:value-type="currency">
            <text:p>₹26,000.00</text:p>
          </table:table-cell>
          <table:table-cell table:formula="of:=([.D38]*2.7/100)/365" office:value-type="currency" office:currency="INR" office:value="1.92328767123288" calcext:value-type="currency">
            <text:p>₹1.92</text:p>
          </table:table-cell>
        </table:table-row>
        <table:table-row table:style-name="ro1">
          <table:table-cell office:value-type="date" office:date-value="2022-05-31" calcext:value-type="date">
            <text:p>31/05/22</text:p>
          </table:table-cell>
          <table:table-cell table:number-columns-repeated="2"/>
          <table:table-cell table:formula="of:=[.D38]+[.B39]-[.C39]" office:value-type="currency" office:currency="INR" office:value="26000" calcext:value-type="currency">
            <text:p>₹26,000.00</text:p>
          </table:table-cell>
          <table:table-cell table:formula="of:=([.D39]*2.7/100)/365" office:value-type="currency" office:currency="INR" office:value="1.92328767123288" calcext:value-type="currency">
            <text:p>₹1.92</text:p>
          </table:table-cell>
        </table:table-row>
        <table:table-row table:style-name="ro1">
          <table:table-cell office:value-type="date" office:date-value="2022-06-01" calcext:value-type="date">
            <text:p>01/06/22</text:p>
          </table:table-cell>
          <table:table-cell table:number-columns-repeated="2"/>
          <table:table-cell table:formula="of:=[.D39]+[.B40]-[.C40]" office:value-type="currency" office:currency="INR" office:value="26000" calcext:value-type="currency">
            <text:p>₹26,000.00</text:p>
          </table:table-cell>
          <table:table-cell table:formula="of:=([.D40]*2.7/100)/365" office:value-type="currency" office:currency="INR" office:value="1.92328767123288" calcext:value-type="currency">
            <text:p>₹1.92</text:p>
          </table:table-cell>
        </table:table-row>
        <table:table-row table:style-name="ro1">
          <table:table-cell office:value-type="date" office:date-value="2022-06-02" calcext:value-type="date">
            <text:p>02/06/22</text:p>
          </table:table-cell>
          <table:table-cell table:number-columns-repeated="2"/>
          <table:table-cell table:formula="of:=[.D40]+[.B41]-[.C41]" office:value-type="currency" office:currency="INR" office:value="26000" calcext:value-type="currency">
            <text:p>₹26,000.00</text:p>
          </table:table-cell>
          <table:table-cell table:formula="of:=([.D41]*2.7/100)/365" office:value-type="currency" office:currency="INR" office:value="1.92328767123288" calcext:value-type="currency">
            <text:p>₹1.92</text:p>
          </table:table-cell>
        </table:table-row>
        <table:table-row table:style-name="ro1">
          <table:table-cell office:value-type="date" office:date-value="2022-06-03" calcext:value-type="date">
            <text:p>03/06/22</text:p>
          </table:table-cell>
          <table:table-cell table:number-columns-repeated="2"/>
          <table:table-cell table:formula="of:=[.D41]+[.B42]-[.C42]" office:value-type="currency" office:currency="INR" office:value="26000" calcext:value-type="currency">
            <text:p>₹26,000.00</text:p>
          </table:table-cell>
          <table:table-cell table:formula="of:=([.D42]*2.7/100)/365" office:value-type="currency" office:currency="INR" office:value="1.92328767123288" calcext:value-type="currency">
            <text:p>₹1.92</text:p>
          </table:table-cell>
        </table:table-row>
        <table:table-row table:style-name="ro1">
          <table:table-cell office:value-type="date" office:date-value="2022-06-04" calcext:value-type="date">
            <text:p>04/06/22</text:p>
          </table:table-cell>
          <table:table-cell table:number-columns-repeated="2"/>
          <table:table-cell table:formula="of:=[.D42]+[.B43]-[.C43]" office:value-type="currency" office:currency="INR" office:value="26000" calcext:value-type="currency">
            <text:p>₹26,000.00</text:p>
          </table:table-cell>
          <table:table-cell table:formula="of:=([.D43]*2.7/100)/365" office:value-type="currency" office:currency="INR" office:value="1.92328767123288" calcext:value-type="currency">
            <text:p>₹1.92</text:p>
          </table:table-cell>
        </table:table-row>
        <table:table-row table:style-name="ro1">
          <table:table-cell office:value-type="date" office:date-value="2022-06-05" calcext:value-type="date">
            <text:p>05/06/22</text:p>
          </table:table-cell>
          <table:table-cell table:number-columns-repeated="2"/>
          <table:table-cell table:formula="of:=[.D43]+[.B44]-[.C44]" office:value-type="currency" office:currency="INR" office:value="26000" calcext:value-type="currency">
            <text:p>₹26,000.00</text:p>
          </table:table-cell>
          <table:table-cell table:formula="of:=([.D44]*2.7/100)/365" office:value-type="currency" office:currency="INR" office:value="1.92328767123288" calcext:value-type="currency">
            <text:p>₹1.92</text:p>
          </table:table-cell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table:number-columns-repeated="2"/>
          <table:table-cell table:formula="of:=[.D44]+[.B45]-[.C45]" office:value-type="currency" office:currency="INR" office:value="26000" calcext:value-type="currency">
            <text:p>₹26,000.00</text:p>
          </table:table-cell>
          <table:table-cell table:formula="of:=([.D45]*2.7/100)/365" office:value-type="currency" office:currency="INR" office:value="1.92328767123288" calcext:value-type="currency">
            <text:p>₹1.92</text:p>
          </table:table-cell>
        </table:table-row>
        <table:table-row table:style-name="ro1">
          <table:table-cell office:value-type="date" office:date-value="2022-06-07" calcext:value-type="date">
            <text:p>07/06/22</text:p>
          </table:table-cell>
          <table:table-cell table:number-columns-repeated="2"/>
          <table:table-cell table:formula="of:=[.D45]+[.B46]-[.C46]" office:value-type="currency" office:currency="INR" office:value="26000" calcext:value-type="currency">
            <text:p>₹26,000.00</text:p>
          </table:table-cell>
          <table:table-cell table:formula="of:=([.D46]*2.7/100)/365" office:value-type="currency" office:currency="INR" office:value="1.92328767123288" calcext:value-type="currency">
            <text:p>₹1.92</text:p>
          </table:table-cell>
        </table:table-row>
        <table:table-row table:style-name="ro1">
          <table:table-cell office:value-type="date" office:date-value="2022-06-08" calcext:value-type="date">
            <text:p>08/06/22</text:p>
          </table:table-cell>
          <table:table-cell table:number-columns-repeated="2"/>
          <table:table-cell table:formula="of:=[.D46]+[.B47]-[.C47]" office:value-type="currency" office:currency="INR" office:value="26000" calcext:value-type="currency">
            <text:p>₹26,000.00</text:p>
          </table:table-cell>
          <table:table-cell table:formula="of:=([.D47]*2.7/100)/365" office:value-type="currency" office:currency="INR" office:value="1.92328767123288" calcext:value-type="currency">
            <text:p>₹1.92</text:p>
          </table:table-cell>
        </table:table-row>
        <table:table-row table:style-name="ro1">
          <table:table-cell office:value-type="date" office:date-value="2022-06-09" calcext:value-type="date">
            <text:p>09/06/22</text:p>
          </table:table-cell>
          <table:table-cell table:number-columns-repeated="2"/>
          <table:table-cell table:formula="of:=[.D47]+[.B48]-[.C48]" office:value-type="currency" office:currency="INR" office:value="26000" calcext:value-type="currency">
            <text:p>₹26,000.00</text:p>
          </table:table-cell>
          <table:table-cell table:formula="of:=([.D48]*2.7/100)/365" office:value-type="currency" office:currency="INR" office:value="1.92328767123288" calcext:value-type="currency">
            <text:p>₹1.92</text:p>
          </table:table-cell>
        </table:table-row>
        <table:table-row table:style-name="ro1">
          <table:table-cell office:value-type="date" office:date-value="2022-06-10" calcext:value-type="date">
            <text:p>10/06/22</text:p>
          </table:table-cell>
          <table:table-cell table:number-columns-repeated="2"/>
          <table:table-cell table:formula="of:=[.D48]+[.B49]-[.C49]" office:value-type="currency" office:currency="INR" office:value="26000" calcext:value-type="currency">
            <text:p>₹26,000.00</text:p>
          </table:table-cell>
          <table:table-cell table:formula="of:=([.D49]*2.7/100)/365" office:value-type="currency" office:currency="INR" office:value="1.92328767123288" calcext:value-type="currency">
            <text:p>₹1.92</text:p>
          </table:table-cell>
        </table:table-row>
        <table:table-row table:style-name="ro1">
          <table:table-cell office:value-type="date" office:date-value="2022-06-11" calcext:value-type="date">
            <text:p>11/06/22</text:p>
          </table:table-cell>
          <table:table-cell table:number-columns-repeated="2"/>
          <table:table-cell table:formula="of:=[.D49]+[.B50]-[.C50]" office:value-type="currency" office:currency="INR" office:value="26000" calcext:value-type="currency">
            <text:p>₹26,000.00</text:p>
          </table:table-cell>
          <table:table-cell table:formula="of:=([.D50]*2.7/100)/365" office:value-type="currency" office:currency="INR" office:value="1.92328767123288" calcext:value-type="currency">
            <text:p>₹1.92</text:p>
          </table:table-cell>
        </table:table-row>
        <table:table-row table:style-name="ro1">
          <table:table-cell office:value-type="date" office:date-value="2022-06-12" calcext:value-type="date">
            <text:p>12/06/22</text:p>
          </table:table-cell>
          <table:table-cell table:number-columns-repeated="2"/>
          <table:table-cell table:formula="of:=[.D50]+[.B51]-[.C51]" office:value-type="currency" office:currency="INR" office:value="26000" calcext:value-type="currency">
            <text:p>₹26,000.00</text:p>
          </table:table-cell>
          <table:table-cell table:formula="of:=([.D51]*2.7/100)/365" office:value-type="currency" office:currency="INR" office:value="1.92328767123288" calcext:value-type="currency">
            <text:p>₹1.92</text:p>
          </table:table-cell>
        </table:table-row>
        <table:table-row table:style-name="ro1">
          <table:table-cell office:value-type="date" office:date-value="2022-06-13" calcext:value-type="date">
            <text:p>13/06/22</text:p>
          </table:table-cell>
          <table:table-cell table:number-columns-repeated="2"/>
          <table:table-cell table:formula="of:=[.D51]+[.B52]-[.C52]" office:value-type="currency" office:currency="INR" office:value="26000" calcext:value-type="currency">
            <text:p>₹26,000.00</text:p>
          </table:table-cell>
          <table:table-cell table:formula="of:=([.D52]*2.7/100)/365" office:value-type="currency" office:currency="INR" office:value="1.92328767123288" calcext:value-type="currency">
            <text:p>₹1.92</text:p>
          </table:table-cell>
        </table:table-row>
        <table:table-row table:style-name="ro1">
          <table:table-cell office:value-type="date" office:date-value="2022-06-14" calcext:value-type="date">
            <text:p>14/06/22</text:p>
          </table:table-cell>
          <table:table-cell table:number-columns-repeated="2"/>
          <table:table-cell table:formula="of:=[.D52]+[.B53]-[.C53]" office:value-type="currency" office:currency="INR" office:value="26000" calcext:value-type="currency">
            <text:p>₹26,000.00</text:p>
          </table:table-cell>
          <table:table-cell table:formula="of:=([.D53]*2.7/100)/365" office:value-type="currency" office:currency="INR" office:value="1.92328767123288" calcext:value-type="currency">
            <text:p>₹1.92</text:p>
          </table:table-cell>
        </table:table-row>
        <table:table-row table:style-name="ro1">
          <table:table-cell office:value-type="date" office:date-value="2022-06-15" calcext:value-type="date">
            <text:p>15/06/22</text:p>
          </table:table-cell>
          <table:table-cell table:number-columns-repeated="2"/>
          <table:table-cell table:formula="of:=[.D53]+[.B54]-[.C54]" office:value-type="currency" office:currency="INR" office:value="26000" calcext:value-type="currency">
            <text:p>₹26,000.00</text:p>
          </table:table-cell>
          <table:table-cell table:formula="of:=([.D54]*2.7/100)/365" office:value-type="currency" office:currency="INR" office:value="1.92328767123288" calcext:value-type="currency">
            <text:p>₹1.92</text:p>
          </table:table-cell>
        </table:table-row>
        <table:table-row table:style-name="ro1">
          <table:table-cell office:value-type="date" office:date-value="2022-06-16" calcext:value-type="date">
            <text:p>16/06/22</text:p>
          </table:table-cell>
          <table:table-cell table:number-columns-repeated="2"/>
          <table:table-cell table:formula="of:=[.D54]+[.B55]-[.C55]" office:value-type="currency" office:currency="INR" office:value="26000" calcext:value-type="currency">
            <text:p>₹26,000.00</text:p>
          </table:table-cell>
          <table:table-cell table:formula="of:=([.D55]*2.7/100)/365" office:value-type="currency" office:currency="INR" office:value="1.92328767123288" calcext:value-type="currency">
            <text:p>₹1.92</text:p>
          </table:table-cell>
        </table:table-row>
        <table:table-row table:style-name="ro1">
          <table:table-cell office:value-type="date" office:date-value="2022-06-17" calcext:value-type="date">
            <text:p>17/06/22</text:p>
          </table:table-cell>
          <table:table-cell table:number-columns-repeated="2"/>
          <table:table-cell table:formula="of:=[.D55]+[.B56]-[.C56]" office:value-type="currency" office:currency="INR" office:value="26000" calcext:value-type="currency">
            <text:p>₹26,000.00</text:p>
          </table:table-cell>
          <table:table-cell table:formula="of:=([.D56]*2.7/100)/365" office:value-type="currency" office:currency="INR" office:value="1.92328767123288" calcext:value-type="currency">
            <text:p>₹1.92</text:p>
          </table:table-cell>
        </table:table-row>
        <table:table-row table:style-name="ro1">
          <table:table-cell office:value-type="date" office:date-value="2022-06-18" calcext:value-type="date">
            <text:p>18/06/22</text:p>
          </table:table-cell>
          <table:table-cell table:number-columns-repeated="2"/>
          <table:table-cell table:formula="of:=[.D56]+[.B57]-[.C57]" office:value-type="currency" office:currency="INR" office:value="26000" calcext:value-type="currency">
            <text:p>₹26,000.00</text:p>
          </table:table-cell>
          <table:table-cell table:formula="of:=([.D57]*2.7/100)/365" office:value-type="currency" office:currency="INR" office:value="1.92328767123288" calcext:value-type="currency">
            <text:p>₹1.92</text:p>
          </table:table-cell>
        </table:table-row>
        <table:table-row table:style-name="ro1">
          <table:table-cell office:value-type="date" office:date-value="2022-06-19" calcext:value-type="date">
            <text:p>19/06/22</text:p>
          </table:table-cell>
          <table:table-cell table:number-columns-repeated="2"/>
          <table:table-cell table:formula="of:=[.D57]+[.B58]-[.C58]" office:value-type="currency" office:currency="INR" office:value="26000" calcext:value-type="currency">
            <text:p>₹26,000.00</text:p>
          </table:table-cell>
          <table:table-cell table:formula="of:=([.D58]*2.7/100)/365" office:value-type="currency" office:currency="INR" office:value="1.92328767123288" calcext:value-type="currency">
            <text:p>₹1.92</text:p>
          </table:table-cell>
        </table:table-row>
        <table:table-row table:style-name="ro1">
          <table:table-cell office:value-type="date" office:date-value="2022-06-20" calcext:value-type="date">
            <text:p>20/06/22</text:p>
          </table:table-cell>
          <table:table-cell table:number-columns-repeated="2"/>
          <table:table-cell table:formula="of:=[.D58]+[.B59]-[.C59]" office:value-type="currency" office:currency="INR" office:value="26000" calcext:value-type="currency">
            <text:p>₹26,000.00</text:p>
          </table:table-cell>
          <table:table-cell table:formula="of:=([.D59]*2.7/100)/365" office:value-type="currency" office:currency="INR" office:value="1.92328767123288" calcext:value-type="currency">
            <text:p>₹1.92</text:p>
          </table:table-cell>
        </table:table-row>
        <table:table-row table:style-name="ro1">
          <table:table-cell office:value-type="date" office:date-value="2022-06-21" calcext:value-type="date">
            <text:p>21/06/22</text:p>
          </table:table-cell>
          <table:table-cell table:number-columns-repeated="2"/>
          <table:table-cell table:formula="of:=[.D59]+[.B60]-[.C60]" office:value-type="currency" office:currency="INR" office:value="26000" calcext:value-type="currency">
            <text:p>₹26,000.00</text:p>
          </table:table-cell>
          <table:table-cell table:formula="of:=([.D60]*2.7/100)/365" office:value-type="currency" office:currency="INR" office:value="1.92328767123288" calcext:value-type="currency">
            <text:p>₹1.92</text:p>
          </table:table-cell>
        </table:table-row>
        <table:table-row table:style-name="ro1">
          <table:table-cell office:value-type="date" office:date-value="2022-06-22" calcext:value-type="date">
            <text:p>22/06/22</text:p>
          </table:table-cell>
          <table:table-cell table:number-columns-repeated="2"/>
          <table:table-cell table:formula="of:=[.D60]+[.B61]-[.C61]" office:value-type="currency" office:currency="INR" office:value="26000" calcext:value-type="currency">
            <text:p>₹26,000.00</text:p>
          </table:table-cell>
          <table:table-cell table:formula="of:=([.D61]*2.7/100)/365" office:value-type="currency" office:currency="INR" office:value="1.92328767123288" calcext:value-type="currency">
            <text:p>₹1.92</text:p>
          </table:table-cell>
        </table:table-row>
        <table:table-row table:style-name="ro1">
          <table:table-cell office:value-type="date" office:date-value="2022-06-23" calcext:value-type="date">
            <text:p>23/06/22</text:p>
          </table:table-cell>
          <table:table-cell table:number-columns-repeated="2"/>
          <table:table-cell table:formula="of:=[.D61]+[.B62]-[.C62]" office:value-type="currency" office:currency="INR" office:value="26000" calcext:value-type="currency">
            <text:p>₹26,000.00</text:p>
          </table:table-cell>
          <table:table-cell table:formula="of:=([.D62]*2.7/100)/365" office:value-type="currency" office:currency="INR" office:value="1.92328767123288" calcext:value-type="currency">
            <text:p>₹1.92</text:p>
          </table:table-cell>
        </table:table-row>
        <table:table-row table:style-name="ro1">
          <table:table-cell office:value-type="date" office:date-value="2022-06-24" calcext:value-type="date">
            <text:p>24/06/22</text:p>
          </table:table-cell>
          <table:table-cell table:number-columns-repeated="2"/>
          <table:table-cell table:formula="of:=[.D62]+[.B63]-[.C63]" office:value-type="currency" office:currency="INR" office:value="26000" calcext:value-type="currency">
            <text:p>₹26,000.00</text:p>
          </table:table-cell>
          <table:table-cell table:formula="of:=([.D63]*2.7/100)/365" office:value-type="currency" office:currency="INR" office:value="1.92328767123288" calcext:value-type="currency">
            <text:p>₹1.92</text:p>
          </table:table-cell>
        </table:table-row>
        <table:table-row table:style-name="ro1">
          <table:table-cell office:value-type="date" office:date-value="2022-06-25" calcext:value-type="date">
            <text:p>25/06/22</text:p>
          </table:table-cell>
          <table:table-cell table:number-columns-repeated="2"/>
          <table:table-cell table:formula="of:=[.D63]+[.B64]-[.C64]" office:value-type="currency" office:currency="INR" office:value="26000" calcext:value-type="currency">
            <text:p>₹26,000.00</text:p>
          </table:table-cell>
          <table:table-cell table:formula="of:=([.D64]*2.7/100)/365" office:value-type="currency" office:currency="INR" office:value="1.92328767123288" calcext:value-type="currency">
            <text:p>₹1.92</text:p>
          </table:table-cell>
        </table:table-row>
        <table:table-row table:style-name="ro1">
          <table:table-cell office:value-type="date" office:date-value="2022-06-26" calcext:value-type="date">
            <text:p>26/06/22</text:p>
          </table:table-cell>
          <table:table-cell table:number-columns-repeated="2"/>
          <table:table-cell table:formula="of:=[.D64]+[.B65]-[.C65]" office:value-type="currency" office:currency="INR" office:value="26000" calcext:value-type="currency">
            <text:p>₹26,000.00</text:p>
          </table:table-cell>
          <table:table-cell table:formula="of:=([.D65]*2.7/100)/365" office:value-type="currency" office:currency="INR" office:value="1.92328767123288" calcext:value-type="currency">
            <text:p>₹1.92</text:p>
          </table:table-cell>
        </table:table-row>
        <table:table-row table:style-name="ro1">
          <table:table-cell office:value-type="date" office:date-value="2022-06-27" calcext:value-type="date">
            <text:p>27/06/22</text:p>
          </table:table-cell>
          <table:table-cell table:number-columns-repeated="2"/>
          <table:table-cell table:formula="of:=[.D65]+[.B66]-[.C66]" office:value-type="currency" office:currency="INR" office:value="26000" calcext:value-type="currency">
            <text:p>₹26,000.00</text:p>
          </table:table-cell>
          <table:table-cell table:formula="of:=([.D66]*2.7/100)/365" office:value-type="currency" office:currency="INR" office:value="1.92328767123288" calcext:value-type="currency">
            <text:p>₹1.92</text:p>
          </table:table-cell>
        </table:table-row>
        <table:table-row table:style-name="ro1">
          <table:table-cell office:value-type="date" office:date-value="2022-06-28" calcext:value-type="date">
            <text:p>28/06/22</text:p>
          </table:table-cell>
          <table:table-cell table:number-columns-repeated="2"/>
          <table:table-cell table:formula="of:=[.D66]+[.B67]-[.C67]" office:value-type="currency" office:currency="INR" office:value="26000" calcext:value-type="currency">
            <text:p>₹26,000.00</text:p>
          </table:table-cell>
          <table:table-cell table:formula="of:=([.D67]*2.7/100)/365" office:value-type="currency" office:currency="INR" office:value="1.92328767123288" calcext:value-type="currency">
            <text:p>₹1.92</text:p>
          </table:table-cell>
        </table:table-row>
        <table:table-row table:style-name="ro1">
          <table:table-cell office:value-type="date" office:date-value="2022-06-29" calcext:value-type="date">
            <text:p>29/06/22</text:p>
          </table:table-cell>
          <table:table-cell table:number-columns-repeated="2"/>
          <table:table-cell table:formula="of:=[.D67]+[.B68]-[.C68]" office:value-type="currency" office:currency="INR" office:value="26000" calcext:value-type="currency">
            <text:p>₹26,000.00</text:p>
          </table:table-cell>
          <table:table-cell table:formula="of:=([.D68]*2.7/100)/365" office:value-type="currency" office:currency="INR" office:value="1.92328767123288" calcext:value-type="currency">
            <text:p>₹1.92</text:p>
          </table:table-cell>
        </table:table-row>
        <table:table-row table:style-name="ro1">
          <table:table-cell office:value-type="date" office:date-value="2022-06-30" calcext:value-type="date">
            <text:p>30/06/22</text:p>
          </table:table-cell>
          <table:table-cell table:number-columns-repeated="2"/>
          <table:table-cell table:formula="of:=[.D68]+[.B69]-[.C69]" office:value-type="currency" office:currency="INR" office:value="26000" calcext:value-type="currency">
            <text:p>₹26,000.00</text:p>
          </table:table-cell>
          <table:table-cell table:formula="of:=([.D69]*2.7/100)/365" office:value-type="currency" office:currency="INR" office:value="1.92328767123288" calcext:value-type="currency">
            <text:p>₹1.92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Default" office:value-type="string" calcext:value-type="string">
            <text:p>AQB</text:p>
          </table:table-cell>
          <table:table-cell table:formula="of:=AVERAGE([.D2:.D69])" office:value-type="currency" office:currency="INR" office:value="24058.8235294118" calcext:value-type="currency">
            <text:p>₹24,058.82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Interest</text:p>
          </table:table-cell>
          <table:table-cell table:formula="of:=SUM([.E2:.E69])" office:value-type="currency" office:currency="INR" office:value="121.019178082192" calcext:value-type="currency">
            <text:p>₹121.02</text:p>
          </table:table-cell>
          <table:table-cell/>
          <table:table-cell table:style-name="Default" table:number-columns-repeated="2"/>
        </table:table-row>
      </table:table>
      <table:table table:name="test-case-2" table:style-name="ta1">
        <table:table-column table:style-name="co1" table:default-cell-style-name="ce1"/>
        <table:table-column table:style-name="co1" table:number-columns-repeated="4" table:default-cell-style-name="ce2"/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Credit</text:p>
          </table:table-cell>
          <table:table-cell table:style-name="Default" office:value-type="string" calcext:value-type="string">
            <text:p>Debit</text:p>
          </table:table-cell>
          <table:table-cell table:style-name="Default" office:value-type="string" calcext:value-type="string">
            <text:p>Balance</text:p>
          </table:table-cell>
          <table:table-cell table:style-name="Default" office:value-type="string" calcext:value-type="string">
            <text:p>Interest</text:p>
          </table:table-cell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table:formula="of:=5000+7000" office:value-type="currency" office:currency="INR" office:value="12000" calcext:value-type="currency">
            <text:p>₹12,000.00</text:p>
          </table:table-cell>
          <table:table-cell office:value-type="currency" office:currency="INR" office:value="4000" calcext:value-type="currency">
            <text:p>₹4,000.00</text:p>
          </table:table-cell>
          <table:table-cell table:formula="of:=[.B2]-[.C2]" office:value-type="currency" office:currency="INR" office:value="8000" calcext:value-type="currency">
            <text:p>₹8,000.00</text:p>
          </table:table-cell>
          <table:table-cell table:formula="of:=([.D2]*2.7/100)/365" office:value-type="currency" office:currency="INR" office:value="0.591780821917808" calcext:value-type="currency">
            <text:p>₹0.59</text:p>
          </table:table-cell>
        </table:table-row>
        <table:table-row table:style-name="ro1">
          <table:table-cell office:value-type="date" office:date-value="2022-05-06" calcext:value-type="date">
            <text:p>06/05/22</text:p>
          </table:table-cell>
          <table:table-cell table:number-columns-repeated="2"/>
          <table:table-cell table:formula="of:=[.D2]+[.B3]-[.C3]" office:value-type="currency" office:currency="INR" office:value="8000" calcext:value-type="currency">
            <text:p>₹8,000.00</text:p>
          </table:table-cell>
          <table:table-cell table:formula="of:=([.D3]*2.7/100)/365" office:value-type="currency" office:currency="INR" office:value="0.591780821917808" calcext:value-type="currency">
            <text:p>₹0.59</text:p>
          </table:table-cell>
        </table:table-row>
        <table:table-row table:style-name="ro1">
          <table:table-cell office:value-type="date" office:date-value="2022-05-07" calcext:value-type="date">
            <text:p>07/05/22</text:p>
          </table:table-cell>
          <table:table-cell table:number-columns-repeated="2"/>
          <table:table-cell table:formula="of:=[.D3]+[.B4]-[.C4]" office:value-type="currency" office:currency="INR" office:value="8000" calcext:value-type="currency">
            <text:p>₹8,000.00</text:p>
          </table:table-cell>
          <table:table-cell table:formula="of:=([.D4]*2.7/100)/365" office:value-type="currency" office:currency="INR" office:value="0.591780821917808" calcext:value-type="currency">
            <text:p>₹0.59</text:p>
          </table:table-cell>
        </table:table-row>
        <table:table-row table:style-name="ro1">
          <table:table-cell office:value-type="date" office:date-value="2022-05-08" calcext:value-type="date">
            <text:p>08/05/22</text:p>
          </table:table-cell>
          <table:table-cell table:number-columns-repeated="2"/>
          <table:table-cell table:formula="of:=[.D4]+[.B5]-[.C5]" office:value-type="currency" office:currency="INR" office:value="8000" calcext:value-type="currency">
            <text:p>₹8,000.00</text:p>
          </table:table-cell>
          <table:table-cell table:formula="of:=([.D5]*2.7/100)/365" office:value-type="currency" office:currency="INR" office:value="0.591780821917808" calcext:value-type="currency">
            <text:p>₹0.59</text:p>
          </table:table-cell>
        </table:table-row>
        <table:table-row table:style-name="ro1">
          <table:table-cell office:value-type="date" office:date-value="2022-05-09" calcext:value-type="date">
            <text:p>09/05/22</text:p>
          </table:table-cell>
          <table:table-cell table:number-columns-repeated="2"/>
          <table:table-cell table:formula="of:=[.D5]+[.B6]-[.C6]" office:value-type="currency" office:currency="INR" office:value="8000" calcext:value-type="currency">
            <text:p>₹8,000.00</text:p>
          </table:table-cell>
          <table:table-cell table:formula="of:=([.D6]*2.7/100)/365" office:value-type="currency" office:currency="INR" office:value="0.591780821917808" calcext:value-type="currency">
            <text:p>₹0.59</text:p>
          </table:table-cell>
        </table:table-row>
        <table:table-row table:style-name="ro1">
          <table:table-cell office:value-type="date" office:date-value="2022-05-10" calcext:value-type="date">
            <text:p>10/05/22</text:p>
          </table:table-cell>
          <table:table-cell table:number-columns-repeated="2"/>
          <table:table-cell table:formula="of:=[.D6]+[.B7]-[.C7]" office:value-type="currency" office:currency="INR" office:value="8000" calcext:value-type="currency">
            <text:p>₹8,000.00</text:p>
          </table:table-cell>
          <table:table-cell table:formula="of:=([.D7]*2.7/100)/365" office:value-type="currency" office:currency="INR" office:value="0.591780821917808" calcext:value-type="currency">
            <text:p>₹0.59</text:p>
          </table:table-cell>
        </table:table-row>
        <table:table-row table:style-name="ro1">
          <table:table-cell office:value-type="date" office:date-value="2022-05-11" calcext:value-type="date">
            <text:p>11/05/22</text:p>
          </table:table-cell>
          <table:table-cell table:number-columns-repeated="2"/>
          <table:table-cell table:formula="of:=[.D7]+[.B8]-[.C8]" office:value-type="currency" office:currency="INR" office:value="8000" calcext:value-type="currency">
            <text:p>₹8,000.00</text:p>
          </table:table-cell>
          <table:table-cell table:formula="of:=([.D8]*2.7/100)/365" office:value-type="currency" office:currency="INR" office:value="0.591780821917808" calcext:value-type="currency">
            <text:p>₹0.59</text:p>
          </table:table-cell>
        </table:table-row>
        <table:table-row table:style-name="ro1">
          <table:table-cell office:value-type="date" office:date-value="2022-05-12" calcext:value-type="date">
            <text:p>12/05/22</text:p>
          </table:table-cell>
          <table:table-cell table:number-columns-repeated="2"/>
          <table:table-cell table:formula="of:=[.D8]+[.B9]-[.C9]" office:value-type="currency" office:currency="INR" office:value="8000" calcext:value-type="currency">
            <text:p>₹8,000.00</text:p>
          </table:table-cell>
          <table:table-cell table:formula="of:=([.D9]*2.7/100)/365" office:value-type="currency" office:currency="INR" office:value="0.591780821917808" calcext:value-type="currency">
            <text:p>₹0.59</text:p>
          </table:table-cell>
        </table:table-row>
        <table:table-row table:style-name="ro1">
          <table:table-cell office:value-type="date" office:date-value="2022-05-13" calcext:value-type="date">
            <text:p>13/05/22</text:p>
          </table:table-cell>
          <table:table-cell table:number-columns-repeated="2"/>
          <table:table-cell table:formula="of:=[.D9]+[.B10]-[.C10]" office:value-type="currency" office:currency="INR" office:value="8000" calcext:value-type="currency">
            <text:p>₹8,000.00</text:p>
          </table:table-cell>
          <table:table-cell table:formula="of:=([.D10]*2.7/100)/365" office:value-type="currency" office:currency="INR" office:value="0.591780821917808" calcext:value-type="currency">
            <text:p>₹0.59</text:p>
          </table:table-cell>
        </table:table-row>
        <table:table-row table:style-name="ro1">
          <table:table-cell office:value-type="date" office:date-value="2022-05-14" calcext:value-type="date">
            <text:p>14/05/22</text:p>
          </table:table-cell>
          <table:table-cell table:number-columns-repeated="2"/>
          <table:table-cell table:formula="of:=[.D10]+[.B11]-[.C11]" office:value-type="currency" office:currency="INR" office:value="8000" calcext:value-type="currency">
            <text:p>₹8,000.00</text:p>
          </table:table-cell>
          <table:table-cell table:formula="of:=([.D11]*2.7/100)/365" office:value-type="currency" office:currency="INR" office:value="0.591780821917808" calcext:value-type="currency">
            <text:p>₹0.59</text:p>
          </table:table-cell>
        </table:table-row>
        <table:table-row table:style-name="ro1">
          <table:table-cell office:value-type="date" office:date-value="2022-05-15" calcext:value-type="date">
            <text:p>15/05/22</text:p>
          </table:table-cell>
          <table:table-cell table:number-columns-repeated="2"/>
          <table:table-cell table:formula="of:=[.D11]+[.B12]-[.C12]" office:value-type="currency" office:currency="INR" office:value="8000" calcext:value-type="currency">
            <text:p>₹8,000.00</text:p>
          </table:table-cell>
          <table:table-cell table:formula="of:=([.D12]*2.7/100)/365" office:value-type="currency" office:currency="INR" office:value="0.591780821917808" calcext:value-type="currency">
            <text:p>₹0.59</text:p>
          </table:table-cell>
        </table:table-row>
        <table:table-row table:style-name="ro1">
          <table:table-cell office:value-type="date" office:date-value="2022-05-16" calcext:value-type="date">
            <text:p>16/05/22</text:p>
          </table:table-cell>
          <table:table-cell table:number-columns-repeated="2"/>
          <table:table-cell table:formula="of:=[.D12]+[.B13]-[.C13]" office:value-type="currency" office:currency="INR" office:value="8000" calcext:value-type="currency">
            <text:p>₹8,000.00</text:p>
          </table:table-cell>
          <table:table-cell table:formula="of:=([.D13]*2.7/100)/365" office:value-type="currency" office:currency="INR" office:value="0.591780821917808" calcext:value-type="currency">
            <text:p>₹0.59</text:p>
          </table:table-cell>
        </table:table-row>
        <table:table-row table:style-name="ro1">
          <table:table-cell office:value-type="date" office:date-value="2022-05-17" calcext:value-type="date">
            <text:p>17/05/22</text:p>
          </table:table-cell>
          <table:table-cell table:number-columns-repeated="2"/>
          <table:table-cell table:formula="of:=[.D13]+[.B14]-[.C14]" office:value-type="currency" office:currency="INR" office:value="8000" calcext:value-type="currency">
            <text:p>₹8,000.00</text:p>
          </table:table-cell>
          <table:table-cell table:formula="of:=([.D14]*2.7/100)/365" office:value-type="currency" office:currency="INR" office:value="0.591780821917808" calcext:value-type="currency">
            <text:p>₹0.59</text:p>
          </table:table-cell>
        </table:table-row>
        <table:table-row table:style-name="ro1">
          <table:table-cell office:value-type="date" office:date-value="2022-05-18" calcext:value-type="date">
            <text:p>18/05/22</text:p>
          </table:table-cell>
          <table:table-cell table:number-columns-repeated="2"/>
          <table:table-cell table:formula="of:=[.D14]+[.B15]-[.C15]" office:value-type="currency" office:currency="INR" office:value="8000" calcext:value-type="currency">
            <text:p>₹8,000.00</text:p>
          </table:table-cell>
          <table:table-cell table:formula="of:=([.D15]*2.7/100)/365" office:value-type="currency" office:currency="INR" office:value="0.591780821917808" calcext:value-type="currency">
            <text:p>₹0.59</text:p>
          </table:table-cell>
        </table:table-row>
        <table:table-row table:style-name="ro1">
          <table:table-cell office:value-type="date" office:date-value="2022-05-19" calcext:value-type="date">
            <text:p>19/05/22</text:p>
          </table:table-cell>
          <table:table-cell table:number-columns-repeated="2"/>
          <table:table-cell table:formula="of:=[.D15]+[.B16]-[.C16]" office:value-type="currency" office:currency="INR" office:value="8000" calcext:value-type="currency">
            <text:p>₹8,000.00</text:p>
          </table:table-cell>
          <table:table-cell table:formula="of:=([.D16]*2.7/100)/365" office:value-type="currency" office:currency="INR" office:value="0.591780821917808" calcext:value-type="currency">
            <text:p>₹0.59</text:p>
          </table:table-cell>
        </table:table-row>
        <table:table-row table:style-name="ro1">
          <table:table-cell office:value-type="date" office:date-value="2022-05-20" calcext:value-type="date">
            <text:p>20/05/22</text:p>
          </table:table-cell>
          <table:table-cell table:number-columns-repeated="2"/>
          <table:table-cell table:formula="of:=[.D16]+[.B17]-[.C17]" office:value-type="currency" office:currency="INR" office:value="8000" calcext:value-type="currency">
            <text:p>₹8,000.00</text:p>
          </table:table-cell>
          <table:table-cell table:formula="of:=([.D17]*2.7/100)/365" office:value-type="currency" office:currency="INR" office:value="0.591780821917808" calcext:value-type="currency">
            <text:p>₹0.59</text:p>
          </table:table-cell>
        </table:table-row>
        <table:table-row table:style-name="ro1">
          <table:table-cell office:value-type="date" office:date-value="2022-05-21" calcext:value-type="date">
            <text:p>21/05/22</text:p>
          </table:table-cell>
          <table:table-cell table:number-columns-repeated="2"/>
          <table:table-cell table:formula="of:=[.D17]+[.B18]-[.C18]" office:value-type="currency" office:currency="INR" office:value="8000" calcext:value-type="currency">
            <text:p>₹8,000.00</text:p>
          </table:table-cell>
          <table:table-cell table:formula="of:=([.D18]*2.7/100)/365" office:value-type="currency" office:currency="INR" office:value="0.591780821917808" calcext:value-type="currency">
            <text:p>₹0.59</text:p>
          </table:table-cell>
        </table:table-row>
        <table:table-row table:style-name="ro1">
          <table:table-cell office:value-type="date" office:date-value="2022-05-22" calcext:value-type="date">
            <text:p>22/05/22</text:p>
          </table:table-cell>
          <table:table-cell table:number-columns-repeated="2"/>
          <table:table-cell table:formula="of:=[.D18]+[.B19]-[.C19]" office:value-type="currency" office:currency="INR" office:value="8000" calcext:value-type="currency">
            <text:p>₹8,000.00</text:p>
          </table:table-cell>
          <table:table-cell table:formula="of:=([.D19]*2.7/100)/365" office:value-type="currency" office:currency="INR" office:value="0.591780821917808" calcext:value-type="currency">
            <text:p>₹0.59</text:p>
          </table:table-cell>
        </table:table-row>
        <table:table-row table:style-name="ro1">
          <table:table-cell office:value-type="date" office:date-value="2022-05-23" calcext:value-type="date">
            <text:p>23/05/22</text:p>
          </table:table-cell>
          <table:table-cell table:number-columns-repeated="2"/>
          <table:table-cell table:formula="of:=[.D19]+[.B20]-[.C20]" office:value-type="currency" office:currency="INR" office:value="8000" calcext:value-type="currency">
            <text:p>₹8,000.00</text:p>
          </table:table-cell>
          <table:table-cell table:formula="of:=([.D20]*2.7/100)/365" office:value-type="currency" office:currency="INR" office:value="0.591780821917808" calcext:value-type="currency">
            <text:p>₹0.59</text:p>
          </table:table-cell>
        </table:table-row>
        <table:table-row table:style-name="ro1">
          <table:table-cell office:value-type="date" office:date-value="2022-05-24" calcext:value-type="date">
            <text:p>24/05/22</text:p>
          </table:table-cell>
          <table:table-cell table:number-columns-repeated="2"/>
          <table:table-cell table:formula="of:=[.D20]+[.B21]-[.C21]" office:value-type="currency" office:currency="INR" office:value="8000" calcext:value-type="currency">
            <text:p>₹8,000.00</text:p>
          </table:table-cell>
          <table:table-cell table:formula="of:=([.D21]*2.7/100)/365" office:value-type="currency" office:currency="INR" office:value="0.591780821917808" calcext:value-type="currency">
            <text:p>₹0.59</text:p>
          </table:table-cell>
        </table:table-row>
        <table:table-row table:style-name="ro1">
          <table:table-cell office:value-type="date" office:date-value="2022-05-25" calcext:value-type="date">
            <text:p>25/05/22</text:p>
          </table:table-cell>
          <table:table-cell table:number-columns-repeated="2"/>
          <table:table-cell table:formula="of:=[.D21]+[.B22]-[.C22]" office:value-type="currency" office:currency="INR" office:value="8000" calcext:value-type="currency">
            <text:p>₹8,000.00</text:p>
          </table:table-cell>
          <table:table-cell table:formula="of:=([.D22]*2.7/100)/365" office:value-type="currency" office:currency="INR" office:value="0.591780821917808" calcext:value-type="currency">
            <text:p>₹0.59</text:p>
          </table:table-cell>
        </table:table-row>
        <table:table-row table:style-name="ro1">
          <table:table-cell office:value-type="date" office:date-value="2022-05-26" calcext:value-type="date">
            <text:p>26/05/22</text:p>
          </table:table-cell>
          <table:table-cell table:number-columns-repeated="2"/>
          <table:table-cell table:formula="of:=[.D22]+[.B23]-[.C23]" office:value-type="currency" office:currency="INR" office:value="8000" calcext:value-type="currency">
            <text:p>₹8,000.00</text:p>
          </table:table-cell>
          <table:table-cell table:formula="of:=([.D23]*2.7/100)/365" office:value-type="currency" office:currency="INR" office:value="0.591780821917808" calcext:value-type="currency">
            <text:p>₹0.59</text:p>
          </table:table-cell>
        </table:table-row>
        <table:table-row table:style-name="ro1">
          <table:table-cell office:value-type="date" office:date-value="2022-05-27" calcext:value-type="date">
            <text:p>27/05/22</text:p>
          </table:table-cell>
          <table:table-cell table:number-columns-repeated="2"/>
          <table:table-cell table:formula="of:=[.D23]+[.B24]-[.C24]" office:value-type="currency" office:currency="INR" office:value="8000" calcext:value-type="currency">
            <text:p>₹8,000.00</text:p>
          </table:table-cell>
          <table:table-cell table:formula="of:=([.D24]*2.7/100)/365" office:value-type="currency" office:currency="INR" office:value="0.591780821917808" calcext:value-type="currency">
            <text:p>₹0.59</text:p>
          </table:table-cell>
        </table:table-row>
        <table:table-row table:style-name="ro1">
          <table:table-cell office:value-type="date" office:date-value="2022-05-28" calcext:value-type="date">
            <text:p>28/05/22</text:p>
          </table:table-cell>
          <table:table-cell table:number-columns-repeated="2"/>
          <table:table-cell table:formula="of:=[.D24]+[.B25]-[.C25]" office:value-type="currency" office:currency="INR" office:value="8000" calcext:value-type="currency">
            <text:p>₹8,000.00</text:p>
          </table:table-cell>
          <table:table-cell table:formula="of:=([.D25]*2.7/100)/365" office:value-type="currency" office:currency="INR" office:value="0.591780821917808" calcext:value-type="currency">
            <text:p>₹0.59</text:p>
          </table:table-cell>
        </table:table-row>
        <table:table-row table:style-name="ro1">
          <table:table-cell office:value-type="date" office:date-value="2022-05-29" calcext:value-type="date">
            <text:p>29/05/22</text:p>
          </table:table-cell>
          <table:table-cell table:number-columns-repeated="2"/>
          <table:table-cell table:formula="of:=[.D25]+[.B26]-[.C26]" office:value-type="currency" office:currency="INR" office:value="8000" calcext:value-type="currency">
            <text:p>₹8,000.00</text:p>
          </table:table-cell>
          <table:table-cell table:formula="of:=([.D26]*2.7/100)/365" office:value-type="currency" office:currency="INR" office:value="0.591780821917808" calcext:value-type="currency">
            <text:p>₹0.59</text:p>
          </table:table-cell>
        </table:table-row>
        <table:table-row table:style-name="ro1">
          <table:table-cell office:value-type="date" office:date-value="2022-05-30" calcext:value-type="date">
            <text:p>30/05/22</text:p>
          </table:table-cell>
          <table:table-cell table:number-columns-repeated="2"/>
          <table:table-cell table:formula="of:=[.D26]+[.B27]-[.C27]" office:value-type="currency" office:currency="INR" office:value="8000" calcext:value-type="currency">
            <text:p>₹8,000.00</text:p>
          </table:table-cell>
          <table:table-cell table:formula="of:=([.D27]*2.7/100)/365" office:value-type="currency" office:currency="INR" office:value="0.591780821917808" calcext:value-type="currency">
            <text:p>₹0.59</text:p>
          </table:table-cell>
        </table:table-row>
        <table:table-row table:style-name="ro1">
          <table:table-cell office:value-type="date" office:date-value="2022-05-31" calcext:value-type="date">
            <text:p>31/05/22</text:p>
          </table:table-cell>
          <table:table-cell table:number-columns-repeated="2"/>
          <table:table-cell table:formula="of:=[.D27]+[.B28]-[.C28]" office:value-type="currency" office:currency="INR" office:value="8000" calcext:value-type="currency">
            <text:p>₹8,000.00</text:p>
          </table:table-cell>
          <table:table-cell table:formula="of:=([.D28]*2.7/100)/365" office:value-type="currency" office:currency="INR" office:value="0.591780821917808" calcext:value-type="currency">
            <text:p>₹0.59</text:p>
          </table:table-cell>
        </table:table-row>
        <table:table-row table:style-name="ro1">
          <table:table-cell office:value-type="date" office:date-value="2022-06-01" calcext:value-type="date">
            <text:p>01/06/22</text:p>
          </table:table-cell>
          <table:table-cell table:number-columns-repeated="2"/>
          <table:table-cell table:formula="of:=[.D28]+[.B29]-[.C29]" office:value-type="currency" office:currency="INR" office:value="8000" calcext:value-type="currency">
            <text:p>₹8,000.00</text:p>
          </table:table-cell>
          <table:table-cell table:formula="of:=([.D29]*2.7/100)/365" office:value-type="currency" office:currency="INR" office:value="0.591780821917808" calcext:value-type="currency">
            <text:p>₹0.59</text:p>
          </table:table-cell>
        </table:table-row>
        <table:table-row table:style-name="ro1">
          <table:table-cell office:value-type="date" office:date-value="2022-06-02" calcext:value-type="date">
            <text:p>02/06/22</text:p>
          </table:table-cell>
          <table:table-cell table:number-columns-repeated="2"/>
          <table:table-cell table:formula="of:=[.D29]+[.B30]-[.C30]" office:value-type="currency" office:currency="INR" office:value="8000" calcext:value-type="currency">
            <text:p>₹8,000.00</text:p>
          </table:table-cell>
          <table:table-cell table:formula="of:=([.D30]*2.7/100)/365" office:value-type="currency" office:currency="INR" office:value="0.591780821917808" calcext:value-type="currency">
            <text:p>₹0.59</text:p>
          </table:table-cell>
        </table:table-row>
        <table:table-row table:style-name="ro1">
          <table:table-cell office:value-type="date" office:date-value="2022-06-03" calcext:value-type="date">
            <text:p>03/06/22</text:p>
          </table:table-cell>
          <table:table-cell table:number-columns-repeated="2"/>
          <table:table-cell table:formula="of:=[.D30]+[.B31]-[.C31]" office:value-type="currency" office:currency="INR" office:value="8000" calcext:value-type="currency">
            <text:p>₹8,000.00</text:p>
          </table:table-cell>
          <table:table-cell table:formula="of:=([.D31]*2.7/100)/365" office:value-type="currency" office:currency="INR" office:value="0.591780821917808" calcext:value-type="currency">
            <text:p>₹0.59</text:p>
          </table:table-cell>
        </table:table-row>
        <table:table-row table:style-name="ro1">
          <table:table-cell office:value-type="date" office:date-value="2022-06-04" calcext:value-type="date">
            <text:p>04/06/22</text:p>
          </table:table-cell>
          <table:table-cell table:number-columns-repeated="2"/>
          <table:table-cell table:formula="of:=[.D31]+[.B32]-[.C32]" office:value-type="currency" office:currency="INR" office:value="8000" calcext:value-type="currency">
            <text:p>₹8,000.00</text:p>
          </table:table-cell>
          <table:table-cell table:formula="of:=([.D32]*2.7/100)/365" office:value-type="currency" office:currency="INR" office:value="0.591780821917808" calcext:value-type="currency">
            <text:p>₹0.59</text:p>
          </table:table-cell>
        </table:table-row>
        <table:table-row table:style-name="ro1">
          <table:table-cell office:value-type="date" office:date-value="2022-06-05" calcext:value-type="date">
            <text:p>05/06/22</text:p>
          </table:table-cell>
          <table:table-cell table:number-columns-repeated="2"/>
          <table:table-cell table:formula="of:=[.D32]+[.B33]-[.C33]" office:value-type="currency" office:currency="INR" office:value="8000" calcext:value-type="currency">
            <text:p>₹8,000.00</text:p>
          </table:table-cell>
          <table:table-cell table:formula="of:=([.D33]*2.7/100)/365" office:value-type="currency" office:currency="INR" office:value="0.591780821917808" calcext:value-type="currency">
            <text:p>₹0.59</text:p>
          </table:table-cell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table:number-columns-repeated="2"/>
          <table:table-cell table:formula="of:=[.D33]+[.B34]-[.C34]" office:value-type="currency" office:currency="INR" office:value="8000" calcext:value-type="currency">
            <text:p>₹8,000.00</text:p>
          </table:table-cell>
          <table:table-cell table:formula="of:=([.D34]*2.7/100)/365" office:value-type="currency" office:currency="INR" office:value="0.591780821917808" calcext:value-type="currency">
            <text:p>₹0.59</text:p>
          </table:table-cell>
        </table:table-row>
        <table:table-row table:style-name="ro1">
          <table:table-cell office:value-type="date" office:date-value="2022-06-07" calcext:value-type="date">
            <text:p>07/06/22</text:p>
          </table:table-cell>
          <table:table-cell table:number-columns-repeated="2"/>
          <table:table-cell table:formula="of:=[.D34]+[.B35]-[.C35]" office:value-type="currency" office:currency="INR" office:value="8000" calcext:value-type="currency">
            <text:p>₹8,000.00</text:p>
          </table:table-cell>
          <table:table-cell table:formula="of:=([.D35]*2.7/100)/365" office:value-type="currency" office:currency="INR" office:value="0.591780821917808" calcext:value-type="currency">
            <text:p>₹0.59</text:p>
          </table:table-cell>
        </table:table-row>
        <table:table-row table:style-name="ro1">
          <table:table-cell office:value-type="date" office:date-value="2022-06-08" calcext:value-type="date">
            <text:p>08/06/22</text:p>
          </table:table-cell>
          <table:table-cell table:number-columns-repeated="2"/>
          <table:table-cell table:formula="of:=[.D35]+[.B36]-[.C36]" office:value-type="currency" office:currency="INR" office:value="8000" calcext:value-type="currency">
            <text:p>₹8,000.00</text:p>
          </table:table-cell>
          <table:table-cell table:formula="of:=([.D36]*2.7/100)/365" office:value-type="currency" office:currency="INR" office:value="0.591780821917808" calcext:value-type="currency">
            <text:p>₹0.59</text:p>
          </table:table-cell>
        </table:table-row>
        <table:table-row table:style-name="ro1">
          <table:table-cell office:value-type="date" office:date-value="2022-06-09" calcext:value-type="date">
            <text:p>09/06/22</text:p>
          </table:table-cell>
          <table:table-cell table:number-columns-repeated="2"/>
          <table:table-cell table:formula="of:=[.D36]+[.B37]-[.C37]" office:value-type="currency" office:currency="INR" office:value="8000" calcext:value-type="currency">
            <text:p>₹8,000.00</text:p>
          </table:table-cell>
          <table:table-cell table:formula="of:=([.D37]*2.7/100)/365" office:value-type="currency" office:currency="INR" office:value="0.591780821917808" calcext:value-type="currency">
            <text:p>₹0.59</text:p>
          </table:table-cell>
        </table:table-row>
        <table:table-row table:style-name="ro1">
          <table:table-cell office:value-type="date" office:date-value="2022-06-10" calcext:value-type="date">
            <text:p>10/06/22</text:p>
          </table:table-cell>
          <table:table-cell table:number-columns-repeated="2"/>
          <table:table-cell table:formula="of:=[.D37]+[.B38]-[.C38]" office:value-type="currency" office:currency="INR" office:value="8000" calcext:value-type="currency">
            <text:p>₹8,000.00</text:p>
          </table:table-cell>
          <table:table-cell table:formula="of:=([.D38]*2.7/100)/365" office:value-type="currency" office:currency="INR" office:value="0.591780821917808" calcext:value-type="currency">
            <text:p>₹0.59</text:p>
          </table:table-cell>
        </table:table-row>
        <table:table-row table:style-name="ro1">
          <table:table-cell office:value-type="date" office:date-value="2022-06-11" calcext:value-type="date">
            <text:p>11/06/22</text:p>
          </table:table-cell>
          <table:table-cell table:number-columns-repeated="2"/>
          <table:table-cell table:formula="of:=[.D38]+[.B39]-[.C39]" office:value-type="currency" office:currency="INR" office:value="8000" calcext:value-type="currency">
            <text:p>₹8,000.00</text:p>
          </table:table-cell>
          <table:table-cell table:formula="of:=([.D39]*2.7/100)/365" office:value-type="currency" office:currency="INR" office:value="0.591780821917808" calcext:value-type="currency">
            <text:p>₹0.59</text:p>
          </table:table-cell>
        </table:table-row>
        <table:table-row table:style-name="ro1">
          <table:table-cell office:value-type="date" office:date-value="2022-06-12" calcext:value-type="date">
            <text:p>12/06/22</text:p>
          </table:table-cell>
          <table:table-cell table:number-columns-repeated="2"/>
          <table:table-cell table:formula="of:=[.D39]+[.B40]-[.C40]" office:value-type="currency" office:currency="INR" office:value="8000" calcext:value-type="currency">
            <text:p>₹8,000.00</text:p>
          </table:table-cell>
          <table:table-cell table:formula="of:=([.D40]*2.7/100)/365" office:value-type="currency" office:currency="INR" office:value="0.591780821917808" calcext:value-type="currency">
            <text:p>₹0.59</text:p>
          </table:table-cell>
        </table:table-row>
        <table:table-row table:style-name="ro1">
          <table:table-cell office:value-type="date" office:date-value="2022-06-13" calcext:value-type="date">
            <text:p>13/06/22</text:p>
          </table:table-cell>
          <table:table-cell table:number-columns-repeated="2"/>
          <table:table-cell table:formula="of:=[.D40]+[.B41]-[.C41]" office:value-type="currency" office:currency="INR" office:value="8000" calcext:value-type="currency">
            <text:p>₹8,000.00</text:p>
          </table:table-cell>
          <table:table-cell table:formula="of:=([.D41]*2.7/100)/365" office:value-type="currency" office:currency="INR" office:value="0.591780821917808" calcext:value-type="currency">
            <text:p>₹0.59</text:p>
          </table:table-cell>
        </table:table-row>
        <table:table-row table:style-name="ro1">
          <table:table-cell office:value-type="date" office:date-value="2022-06-14" calcext:value-type="date">
            <text:p>14/06/22</text:p>
          </table:table-cell>
          <table:table-cell table:number-columns-repeated="2"/>
          <table:table-cell table:formula="of:=[.D41]+[.B42]-[.C42]" office:value-type="currency" office:currency="INR" office:value="8000" calcext:value-type="currency">
            <text:p>₹8,000.00</text:p>
          </table:table-cell>
          <table:table-cell table:formula="of:=([.D42]*2.7/100)/365" office:value-type="currency" office:currency="INR" office:value="0.591780821917808" calcext:value-type="currency">
            <text:p>₹0.59</text:p>
          </table:table-cell>
        </table:table-row>
        <table:table-row table:style-name="ro1">
          <table:table-cell office:value-type="date" office:date-value="2022-06-15" calcext:value-type="date">
            <text:p>15/06/22</text:p>
          </table:table-cell>
          <table:table-cell table:number-columns-repeated="2"/>
          <table:table-cell table:formula="of:=[.D42]+[.B43]-[.C43]" office:value-type="currency" office:currency="INR" office:value="8000" calcext:value-type="currency">
            <text:p>₹8,000.00</text:p>
          </table:table-cell>
          <table:table-cell table:formula="of:=([.D43]*2.7/100)/365" office:value-type="currency" office:currency="INR" office:value="0.591780821917808" calcext:value-type="currency">
            <text:p>₹0.59</text:p>
          </table:table-cell>
        </table:table-row>
        <table:table-row table:style-name="ro1">
          <table:table-cell office:value-type="date" office:date-value="2022-06-16" calcext:value-type="date">
            <text:p>16/06/22</text:p>
          </table:table-cell>
          <table:table-cell table:number-columns-repeated="2"/>
          <table:table-cell table:formula="of:=[.D43]+[.B44]-[.C44]" office:value-type="currency" office:currency="INR" office:value="8000" calcext:value-type="currency">
            <text:p>₹8,000.00</text:p>
          </table:table-cell>
          <table:table-cell table:formula="of:=([.D44]*2.7/100)/365" office:value-type="currency" office:currency="INR" office:value="0.591780821917808" calcext:value-type="currency">
            <text:p>₹0.59</text:p>
          </table:table-cell>
        </table:table-row>
        <table:table-row table:style-name="ro1">
          <table:table-cell office:value-type="date" office:date-value="2022-06-17" calcext:value-type="date">
            <text:p>17/06/22</text:p>
          </table:table-cell>
          <table:table-cell table:number-columns-repeated="2"/>
          <table:table-cell table:formula="of:=[.D44]+[.B45]-[.C45]" office:value-type="currency" office:currency="INR" office:value="8000" calcext:value-type="currency">
            <text:p>₹8,000.00</text:p>
          </table:table-cell>
          <table:table-cell table:formula="of:=([.D45]*2.7/100)/365" office:value-type="currency" office:currency="INR" office:value="0.591780821917808" calcext:value-type="currency">
            <text:p>₹0.59</text:p>
          </table:table-cell>
        </table:table-row>
        <table:table-row table:style-name="ro1">
          <table:table-cell office:value-type="date" office:date-value="2022-06-18" calcext:value-type="date">
            <text:p>18/06/22</text:p>
          </table:table-cell>
          <table:table-cell table:number-columns-repeated="2"/>
          <table:table-cell table:formula="of:=[.D45]+[.B46]-[.C46]" office:value-type="currency" office:currency="INR" office:value="8000" calcext:value-type="currency">
            <text:p>₹8,000.00</text:p>
          </table:table-cell>
          <table:table-cell table:formula="of:=([.D46]*2.7/100)/365" office:value-type="currency" office:currency="INR" office:value="0.591780821917808" calcext:value-type="currency">
            <text:p>₹0.59</text:p>
          </table:table-cell>
        </table:table-row>
        <table:table-row table:style-name="ro1">
          <table:table-cell office:value-type="date" office:date-value="2022-06-19" calcext:value-type="date">
            <text:p>19/06/22</text:p>
          </table:table-cell>
          <table:table-cell table:number-columns-repeated="2"/>
          <table:table-cell table:formula="of:=[.D46]+[.B47]-[.C47]" office:value-type="currency" office:currency="INR" office:value="8000" calcext:value-type="currency">
            <text:p>₹8,000.00</text:p>
          </table:table-cell>
          <table:table-cell table:formula="of:=([.D47]*2.7/100)/365" office:value-type="currency" office:currency="INR" office:value="0.591780821917808" calcext:value-type="currency">
            <text:p>₹0.59</text:p>
          </table:table-cell>
        </table:table-row>
        <table:table-row table:style-name="ro1">
          <table:table-cell office:value-type="date" office:date-value="2022-06-20" calcext:value-type="date">
            <text:p>20/06/22</text:p>
          </table:table-cell>
          <table:table-cell table:number-columns-repeated="2"/>
          <table:table-cell table:formula="of:=[.D47]+[.B48]-[.C48]" office:value-type="currency" office:currency="INR" office:value="8000" calcext:value-type="currency">
            <text:p>₹8,000.00</text:p>
          </table:table-cell>
          <table:table-cell table:formula="of:=([.D48]*2.7/100)/365" office:value-type="currency" office:currency="INR" office:value="0.591780821917808" calcext:value-type="currency">
            <text:p>₹0.59</text:p>
          </table:table-cell>
        </table:table-row>
        <table:table-row table:style-name="ro1">
          <table:table-cell office:value-type="date" office:date-value="2022-06-21" calcext:value-type="date">
            <text:p>21/06/22</text:p>
          </table:table-cell>
          <table:table-cell table:number-columns-repeated="2"/>
          <table:table-cell table:formula="of:=[.D48]+[.B49]-[.C49]" office:value-type="currency" office:currency="INR" office:value="8000" calcext:value-type="currency">
            <text:p>₹8,000.00</text:p>
          </table:table-cell>
          <table:table-cell table:formula="of:=([.D49]*2.7/100)/365" office:value-type="currency" office:currency="INR" office:value="0.591780821917808" calcext:value-type="currency">
            <text:p>₹0.59</text:p>
          </table:table-cell>
        </table:table-row>
        <table:table-row table:style-name="ro1">
          <table:table-cell office:value-type="date" office:date-value="2022-06-22" calcext:value-type="date">
            <text:p>22/06/22</text:p>
          </table:table-cell>
          <table:table-cell table:number-columns-repeated="2"/>
          <table:table-cell table:formula="of:=[.D49]+[.B50]-[.C50]" office:value-type="currency" office:currency="INR" office:value="8000" calcext:value-type="currency">
            <text:p>₹8,000.00</text:p>
          </table:table-cell>
          <table:table-cell table:formula="of:=([.D50]*2.7/100)/365" office:value-type="currency" office:currency="INR" office:value="0.591780821917808" calcext:value-type="currency">
            <text:p>₹0.59</text:p>
          </table:table-cell>
        </table:table-row>
        <table:table-row table:style-name="ro1">
          <table:table-cell office:value-type="date" office:date-value="2022-06-23" calcext:value-type="date">
            <text:p>23/06/22</text:p>
          </table:table-cell>
          <table:table-cell table:number-columns-repeated="2"/>
          <table:table-cell table:formula="of:=[.D50]+[.B51]-[.C51]" office:value-type="currency" office:currency="INR" office:value="8000" calcext:value-type="currency">
            <text:p>₹8,000.00</text:p>
          </table:table-cell>
          <table:table-cell table:formula="of:=([.D51]*2.7/100)/365" office:value-type="currency" office:currency="INR" office:value="0.591780821917808" calcext:value-type="currency">
            <text:p>₹0.59</text:p>
          </table:table-cell>
        </table:table-row>
        <table:table-row table:style-name="ro1">
          <table:table-cell office:value-type="date" office:date-value="2022-06-24" calcext:value-type="date">
            <text:p>24/06/22</text:p>
          </table:table-cell>
          <table:table-cell table:number-columns-repeated="2"/>
          <table:table-cell table:formula="of:=[.D51]+[.B52]-[.C52]" office:value-type="currency" office:currency="INR" office:value="8000" calcext:value-type="currency">
            <text:p>₹8,000.00</text:p>
          </table:table-cell>
          <table:table-cell table:formula="of:=([.D52]*2.7/100)/365" office:value-type="currency" office:currency="INR" office:value="0.591780821917808" calcext:value-type="currency">
            <text:p>₹0.59</text:p>
          </table:table-cell>
        </table:table-row>
        <table:table-row table:style-name="ro1">
          <table:table-cell office:value-type="date" office:date-value="2022-06-25" calcext:value-type="date">
            <text:p>25/06/22</text:p>
          </table:table-cell>
          <table:table-cell table:number-columns-repeated="2"/>
          <table:table-cell table:formula="of:=[.D52]+[.B53]-[.C53]" office:value-type="currency" office:currency="INR" office:value="8000" calcext:value-type="currency">
            <text:p>₹8,000.00</text:p>
          </table:table-cell>
          <table:table-cell table:formula="of:=([.D53]*2.7/100)/365" office:value-type="currency" office:currency="INR" office:value="0.591780821917808" calcext:value-type="currency">
            <text:p>₹0.59</text:p>
          </table:table-cell>
        </table:table-row>
        <table:table-row table:style-name="ro1">
          <table:table-cell office:value-type="date" office:date-value="2022-06-26" calcext:value-type="date">
            <text:p>26/06/22</text:p>
          </table:table-cell>
          <table:table-cell table:number-columns-repeated="2"/>
          <table:table-cell table:formula="of:=[.D53]+[.B54]-[.C54]" office:value-type="currency" office:currency="INR" office:value="8000" calcext:value-type="currency">
            <text:p>₹8,000.00</text:p>
          </table:table-cell>
          <table:table-cell table:formula="of:=([.D54]*2.7/100)/365" office:value-type="currency" office:currency="INR" office:value="0.591780821917808" calcext:value-type="currency">
            <text:p>₹0.59</text:p>
          </table:table-cell>
        </table:table-row>
        <table:table-row table:style-name="ro1">
          <table:table-cell office:value-type="date" office:date-value="2022-06-27" calcext:value-type="date">
            <text:p>27/06/22</text:p>
          </table:table-cell>
          <table:table-cell table:number-columns-repeated="2"/>
          <table:table-cell table:formula="of:=[.D54]+[.B55]-[.C55]" office:value-type="currency" office:currency="INR" office:value="8000" calcext:value-type="currency">
            <text:p>₹8,000.00</text:p>
          </table:table-cell>
          <table:table-cell table:formula="of:=([.D55]*2.7/100)/365" office:value-type="currency" office:currency="INR" office:value="0.591780821917808" calcext:value-type="currency">
            <text:p>₹0.59</text:p>
          </table:table-cell>
        </table:table-row>
        <table:table-row table:style-name="ro1">
          <table:table-cell office:value-type="date" office:date-value="2022-06-28" calcext:value-type="date">
            <text:p>28/06/22</text:p>
          </table:table-cell>
          <table:table-cell table:number-columns-repeated="2"/>
          <table:table-cell table:formula="of:=[.D55]+[.B56]-[.C56]" office:value-type="currency" office:currency="INR" office:value="8000" calcext:value-type="currency">
            <text:p>₹8,000.00</text:p>
          </table:table-cell>
          <table:table-cell table:formula="of:=([.D56]*2.7/100)/365" office:value-type="currency" office:currency="INR" office:value="0.591780821917808" calcext:value-type="currency">
            <text:p>₹0.59</text:p>
          </table:table-cell>
        </table:table-row>
        <table:table-row table:style-name="ro1">
          <table:table-cell office:value-type="date" office:date-value="2022-06-29" calcext:value-type="date">
            <text:p>29/06/22</text:p>
          </table:table-cell>
          <table:table-cell table:number-columns-repeated="2"/>
          <table:table-cell table:formula="of:=[.D56]+[.B57]-[.C57]" office:value-type="currency" office:currency="INR" office:value="8000" calcext:value-type="currency">
            <text:p>₹8,000.00</text:p>
          </table:table-cell>
          <table:table-cell table:formula="of:=([.D57]*2.7/100)/365" office:value-type="currency" office:currency="INR" office:value="0.591780821917808" calcext:value-type="currency">
            <text:p>₹0.59</text:p>
          </table:table-cell>
        </table:table-row>
        <table:table-row table:style-name="ro1">
          <table:table-cell office:value-type="date" office:date-value="2022-06-30" calcext:value-type="date">
            <text:p>30/06/22</text:p>
          </table:table-cell>
          <table:table-cell table:number-columns-repeated="2"/>
          <table:table-cell table:formula="of:=[.D57]+[.B58]-[.C58]" office:value-type="currency" office:currency="INR" office:value="8000" calcext:value-type="currency">
            <text:p>₹8,000.00</text:p>
          </table:table-cell>
          <table:table-cell table:formula="of:=([.D58]*2.7/100)/365" office:value-type="currency" office:currency="INR" office:value="0.591780821917808" calcext:value-type="currency">
            <text:p>₹0.59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Default" office:value-type="string" calcext:value-type="string">
            <text:p>AQB</text:p>
          </table:table-cell>
          <table:table-cell table:formula="of:=AVERAGE([.D2:.D58])" office:value-type="currency" office:currency="INR" office:value="8000" calcext:value-type="currency">
            <text:p>₹8,000.00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Intereset</text:p>
          </table:table-cell>
          <table:table-cell table:formula="of:=SUM([.E2:.E58])" office:value-type="currency" office:currency="INR" office:value="33.7315068493151" calcext:value-type="currency">
            <text:p>₹33.73</text:p>
          </table:table-cell>
          <table:table-cell table:style-name="Default" table:number-columns-repeated="3"/>
        </table:table-row>
      </table:table>
      <table:table table:name="test-case-1" table:style-name="ta1">
        <table:table-column table:style-name="co1" table:default-cell-style-name="ce1"/>
        <table:table-column table:style-name="co1" table:number-columns-repeated="4" table:default-cell-style-name="ce2"/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Credit</text:p>
          </table:table-cell>
          <table:table-cell table:style-name="Default" office:value-type="string" calcext:value-type="string">
            <text:p>Debit</text:p>
          </table:table-cell>
          <table:table-cell table:style-name="Default" office:value-type="string" calcext:value-type="string">
            <text:p>Balance</text:p>
          </table:table-cell>
          <table:table-cell table:style-name="Default" office:value-type="string" calcext:value-type="string">
            <text:p>Interest</text:p>
          </table:table-cell>
        </table:table-row>
        <table:table-row table:style-name="ro1">
          <table:table-cell office:value-type="date" office:date-value="2022-04-20" calcext:value-type="date">
            <text:p>20/04/22</text:p>
          </table:table-cell>
          <table:table-cell office:value-type="currency" office:currency="INR" office:value="7000" calcext:value-type="currency">
            <text:p>₹7,000.00</text:p>
          </table:table-cell>
          <table:table-cell/>
          <table:table-cell table:formula="of:=[.B2]-[.C2]" office:value-type="currency" office:currency="INR" office:value="7000" calcext:value-type="currency">
            <text:p>₹7,000.00</text:p>
          </table:table-cell>
          <table:table-cell table:formula="of:=([.D2]*2.7/100)/365" office:value-type="currency" office:currency="INR" office:value="0.517808219178082" calcext:value-type="currency">
            <text:p>₹0.52</text:p>
          </table:table-cell>
        </table:table-row>
        <table:table-row table:style-name="ro1">
          <table:table-cell office:value-type="date" office:date-value="2022-04-21" calcext:value-type="date">
            <text:p>21/04/22</text:p>
          </table:table-cell>
          <table:table-cell table:number-columns-repeated="2"/>
          <table:table-cell table:formula="of:=[.D2]+[.B3]-[.C3]" office:value-type="currency" office:currency="INR" office:value="7000" calcext:value-type="currency">
            <text:p>₹7,000.00</text:p>
          </table:table-cell>
          <table:table-cell table:formula="of:=([.D3]*2.7/100)/365" office:value-type="currency" office:currency="INR" office:value="0.517808219178082" calcext:value-type="currency">
            <text:p>₹0.52</text:p>
          </table:table-cell>
        </table:table-row>
        <table:table-row table:style-name="ro1">
          <table:table-cell office:value-type="date" office:date-value="2022-04-22" calcext:value-type="date">
            <text:p>22/04/22</text:p>
          </table:table-cell>
          <table:table-cell table:number-columns-repeated="2"/>
          <table:table-cell table:formula="of:=[.D3]+[.B4]-[.C4]" office:value-type="currency" office:currency="INR" office:value="7000" calcext:value-type="currency">
            <text:p>₹7,000.00</text:p>
          </table:table-cell>
          <table:table-cell table:formula="of:=([.D4]*2.7/100)/365" office:value-type="currency" office:currency="INR" office:value="0.517808219178082" calcext:value-type="currency">
            <text:p>₹0.52</text:p>
          </table:table-cell>
        </table:table-row>
        <table:table-row table:style-name="ro1">
          <table:table-cell office:value-type="date" office:date-value="2022-04-23" calcext:value-type="date">
            <text:p>23/04/22</text:p>
          </table:table-cell>
          <table:table-cell table:number-columns-repeated="2"/>
          <table:table-cell table:formula="of:=[.D4]+[.B5]-[.C5]" office:value-type="currency" office:currency="INR" office:value="7000" calcext:value-type="currency">
            <text:p>₹7,000.00</text:p>
          </table:table-cell>
          <table:table-cell table:formula="of:=([.D5]*2.7/100)/365" office:value-type="currency" office:currency="INR" office:value="0.517808219178082" calcext:value-type="currency">
            <text:p>₹0.52</text:p>
          </table:table-cell>
        </table:table-row>
        <table:table-row table:style-name="ro1">
          <table:table-cell office:value-type="date" office:date-value="2022-04-24" calcext:value-type="date">
            <text:p>24/04/22</text:p>
          </table:table-cell>
          <table:table-cell/>
          <table:table-cell office:value-type="currency" office:currency="INR" office:value="3000" calcext:value-type="currency">
            <text:p>₹3,000.00</text:p>
          </table:table-cell>
          <table:table-cell table:formula="of:=[.D5]+[.B6]-[.C6]" office:value-type="currency" office:currency="INR" office:value="4000" calcext:value-type="currency">
            <text:p>₹4,000.00</text:p>
          </table:table-cell>
          <table:table-cell table:formula="of:=([.D6]*2.7/100)/365" office:value-type="currency" office:currency="INR" office:value="0.295890410958904" calcext:value-type="currency">
            <text:p>₹0.30</text:p>
          </table:table-cell>
        </table:table-row>
        <table:table-row table:style-name="ro1">
          <table:table-cell office:value-type="date" office:date-value="2022-04-25" calcext:value-type="date">
            <text:p>25/04/22</text:p>
          </table:table-cell>
          <table:table-cell office:value-type="currency" office:currency="INR" office:value="5000" calcext:value-type="currency">
            <text:p>₹5,000.00</text:p>
          </table:table-cell>
          <table:table-cell/>
          <table:table-cell table:formula="of:=[.D6]+[.B7]-[.C7]" office:value-type="currency" office:currency="INR" office:value="9000" calcext:value-type="currency">
            <text:p>₹9,000.00</text:p>
          </table:table-cell>
          <table:table-cell table:formula="of:=([.D7]*2.7/100)/365" office:value-type="currency" office:currency="INR" office:value="0.665753424657534" calcext:value-type="currency">
            <text:p>₹0.67</text:p>
          </table:table-cell>
        </table:table-row>
        <table:table-row table:style-name="ro1">
          <table:table-cell office:value-type="date" office:date-value="2022-04-26" calcext:value-type="date">
            <text:p>26/04/22</text:p>
          </table:table-cell>
          <table:table-cell table:number-columns-repeated="2"/>
          <table:table-cell table:formula="of:=[.D7]+[.B8]-[.C8]" office:value-type="currency" office:currency="INR" office:value="9000" calcext:value-type="currency">
            <text:p>₹9,000.00</text:p>
          </table:table-cell>
          <table:table-cell table:formula="of:=([.D8]*2.7/100)/365" office:value-type="currency" office:currency="INR" office:value="0.665753424657534" calcext:value-type="currency">
            <text:p>₹0.67</text:p>
          </table:table-cell>
        </table:table-row>
        <table:table-row table:style-name="ro1">
          <table:table-cell office:value-type="date" office:date-value="2022-04-27" calcext:value-type="date">
            <text:p>27/04/22</text:p>
          </table:table-cell>
          <table:table-cell table:number-columns-repeated="2"/>
          <table:table-cell table:formula="of:=[.D8]+[.B9]-[.C9]" office:value-type="currency" office:currency="INR" office:value="9000" calcext:value-type="currency">
            <text:p>₹9,000.00</text:p>
          </table:table-cell>
          <table:table-cell table:formula="of:=([.D9]*2.7/100)/365" office:value-type="currency" office:currency="INR" office:value="0.665753424657534" calcext:value-type="currency">
            <text:p>₹0.67</text:p>
          </table:table-cell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table:number-columns-repeated="2"/>
          <table:table-cell table:formula="of:=[.D9]+[.B10]-[.C10]" office:value-type="currency" office:currency="INR" office:value="9000" calcext:value-type="currency">
            <text:p>₹9,000.00</text:p>
          </table:table-cell>
          <table:table-cell table:formula="of:=([.D10]*2.7/100)/365" office:value-type="currency" office:currency="INR" office:value="0.665753424657534" calcext:value-type="currency">
            <text:p>₹0.67</text:p>
          </table:table-cell>
        </table:table-row>
        <table:table-row table:style-name="ro1">
          <table:table-cell office:value-type="date" office:date-value="2022-04-29" calcext:value-type="date">
            <text:p>29/04/22</text:p>
          </table:table-cell>
          <table:table-cell table:number-columns-repeated="2"/>
          <table:table-cell table:formula="of:=[.D10]+[.B11]-[.C11]" office:value-type="currency" office:currency="INR" office:value="9000" calcext:value-type="currency">
            <text:p>₹9,000.00</text:p>
          </table:table-cell>
          <table:table-cell table:formula="of:=([.D11]*2.7/100)/365" office:value-type="currency" office:currency="INR" office:value="0.665753424657534" calcext:value-type="currency">
            <text:p>₹0.67</text:p>
          </table:table-cell>
        </table:table-row>
        <table:table-row table:style-name="ro1">
          <table:table-cell office:value-type="date" office:date-value="2022-04-30" calcext:value-type="date">
            <text:p>30/04/22</text:p>
          </table:table-cell>
          <table:table-cell table:number-columns-repeated="2"/>
          <table:table-cell table:formula="of:=[.D11]+[.B12]-[.C12]" office:value-type="currency" office:currency="INR" office:value="9000" calcext:value-type="currency">
            <text:p>₹9,000.00</text:p>
          </table:table-cell>
          <table:table-cell table:formula="of:=([.D12]*2.7/100)/365" office:value-type="currency" office:currency="INR" office:value="0.665753424657534" calcext:value-type="currency">
            <text:p>₹0.67</text:p>
          </table:table-cell>
        </table:table-row>
        <table:table-row table:style-name="ro1">
          <table:table-cell office:value-type="date" office:date-value="2022-05-01" calcext:value-type="date">
            <text:p>01/05/22</text:p>
          </table:table-cell>
          <table:table-cell table:number-columns-repeated="2"/>
          <table:table-cell table:formula="of:=[.D12]+[.B13]-[.C13]" office:value-type="currency" office:currency="INR" office:value="9000" calcext:value-type="currency">
            <text:p>₹9,000.00</text:p>
          </table:table-cell>
          <table:table-cell table:formula="of:=([.D13]*2.7/100)/365" office:value-type="currency" office:currency="INR" office:value="0.665753424657534" calcext:value-type="currency">
            <text:p>₹0.67</text:p>
          </table:table-cell>
        </table:table-row>
        <table:table-row table:style-name="ro1">
          <table:table-cell office:value-type="date" office:date-value="2022-05-02" calcext:value-type="date">
            <text:p>02/05/22</text:p>
          </table:table-cell>
          <table:table-cell table:number-columns-repeated="2"/>
          <table:table-cell table:formula="of:=[.D13]+[.B14]-[.C14]" office:value-type="currency" office:currency="INR" office:value="9000" calcext:value-type="currency">
            <text:p>₹9,000.00</text:p>
          </table:table-cell>
          <table:table-cell table:formula="of:=([.D14]*2.7/100)/365" office:value-type="currency" office:currency="INR" office:value="0.665753424657534" calcext:value-type="currency">
            <text:p>₹0.67</text:p>
          </table:table-cell>
        </table:table-row>
        <table:table-row table:style-name="ro1">
          <table:table-cell office:value-type="date" office:date-value="2022-05-03" calcext:value-type="date">
            <text:p>03/05/22</text:p>
          </table:table-cell>
          <table:table-cell table:number-columns-repeated="2"/>
          <table:table-cell table:formula="of:=[.D14]+[.B15]-[.C15]" office:value-type="currency" office:currency="INR" office:value="9000" calcext:value-type="currency">
            <text:p>₹9,000.00</text:p>
          </table:table-cell>
          <table:table-cell table:formula="of:=([.D15]*2.7/100)/365" office:value-type="currency" office:currency="INR" office:value="0.665753424657534" calcext:value-type="currency">
            <text:p>₹0.67</text:p>
          </table:table-cell>
        </table:table-row>
        <table:table-row table:style-name="ro1">
          <table:table-cell office:value-type="date" office:date-value="2022-05-04" calcext:value-type="date">
            <text:p>04/05/22</text:p>
          </table:table-cell>
          <table:table-cell office:value-type="currency" office:currency="INR" office:value="6800" calcext:value-type="currency">
            <text:p>₹6,800.00</text:p>
          </table:table-cell>
          <table:table-cell/>
          <table:table-cell table:formula="of:=[.D15]+[.B16]-[.C16]" office:value-type="currency" office:currency="INR" office:value="15800" calcext:value-type="currency">
            <text:p>₹15,800.00</text:p>
          </table:table-cell>
          <table:table-cell table:formula="of:=([.D16]*2.7/100)/365" office:value-type="currency" office:currency="INR" office:value="1.16876712328767" calcext:value-type="currency">
            <text:p>₹1.17</text:p>
          </table:table-cell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table:number-columns-repeated="2"/>
          <table:table-cell table:formula="of:=[.D16]+[.B17]-[.C17]" office:value-type="currency" office:currency="INR" office:value="15800" calcext:value-type="currency">
            <text:p>₹15,800.00</text:p>
          </table:table-cell>
          <table:table-cell table:formula="of:=([.D17]*2.7/100)/365" office:value-type="currency" office:currency="INR" office:value="1.16876712328767" calcext:value-type="currency">
            <text:p>₹1.17</text:p>
          </table:table-cell>
        </table:table-row>
        <table:table-row table:style-name="ro1">
          <table:table-cell office:value-type="date" office:date-value="2022-05-06" calcext:value-type="date">
            <text:p>06/05/22</text:p>
          </table:table-cell>
          <table:table-cell table:number-columns-repeated="2"/>
          <table:table-cell table:formula="of:=[.D17]+[.B18]-[.C18]" office:value-type="currency" office:currency="INR" office:value="15800" calcext:value-type="currency">
            <text:p>₹15,800.00</text:p>
          </table:table-cell>
          <table:table-cell table:formula="of:=([.D18]*2.7/100)/365" office:value-type="currency" office:currency="INR" office:value="1.16876712328767" calcext:value-type="currency">
            <text:p>₹1.17</text:p>
          </table:table-cell>
        </table:table-row>
        <table:table-row table:style-name="ro1">
          <table:table-cell office:value-type="date" office:date-value="2022-05-07" calcext:value-type="date">
            <text:p>07/05/22</text:p>
          </table:table-cell>
          <table:table-cell table:formula="of:=7000+5000" office:value-type="currency" office:currency="INR" office:value="12000" calcext:value-type="currency">
            <text:p>₹12,000.00</text:p>
          </table:table-cell>
          <table:table-cell table:formula="of:=5500+4200" office:value-type="currency" office:currency="INR" office:value="9700" calcext:value-type="currency">
            <text:p>₹9,700.00</text:p>
          </table:table-cell>
          <table:table-cell table:formula="of:=[.D18]+[.B19]-[.C19]" office:value-type="currency" office:currency="INR" office:value="18100" calcext:value-type="currency">
            <text:p>₹18,100.00</text:p>
          </table:table-cell>
          <table:table-cell table:formula="of:=([.D19]*2.7/100)/365" office:value-type="currency" office:currency="INR" office:value="1.33890410958904" calcext:value-type="currency">
            <text:p>₹1.34</text:p>
          </table:table-cell>
        </table:table-row>
        <table:table-row table:style-name="ro1">
          <table:table-cell office:value-type="date" office:date-value="2022-05-08" calcext:value-type="date">
            <text:p>08/05/22</text:p>
          </table:table-cell>
          <table:table-cell table:number-columns-repeated="2"/>
          <table:table-cell table:formula="of:=[.D19]+[.B20]-[.C20]" office:value-type="currency" office:currency="INR" office:value="18100" calcext:value-type="currency">
            <text:p>₹18,100.00</text:p>
          </table:table-cell>
          <table:table-cell table:formula="of:=([.D20]*2.7/100)/365" office:value-type="currency" office:currency="INR" office:value="1.33890410958904" calcext:value-type="currency">
            <text:p>₹1.34</text:p>
          </table:table-cell>
        </table:table-row>
        <table:table-row table:style-name="ro1">
          <table:table-cell office:value-type="date" office:date-value="2022-05-09" calcext:value-type="date">
            <text:p>09/05/22</text:p>
          </table:table-cell>
          <table:table-cell table:number-columns-repeated="2"/>
          <table:table-cell table:formula="of:=[.D20]+[.B21]-[.C21]" office:value-type="currency" office:currency="INR" office:value="18100" calcext:value-type="currency">
            <text:p>₹18,100.00</text:p>
          </table:table-cell>
          <table:table-cell table:formula="of:=([.D21]*2.7/100)/365" office:value-type="currency" office:currency="INR" office:value="1.33890410958904" calcext:value-type="currency">
            <text:p>₹1.34</text:p>
          </table:table-cell>
        </table:table-row>
        <table:table-row table:style-name="ro1">
          <table:table-cell office:value-type="date" office:date-value="2022-05-10" calcext:value-type="date">
            <text:p>10/05/22</text:p>
          </table:table-cell>
          <table:table-cell table:number-columns-repeated="2"/>
          <table:table-cell table:formula="of:=[.D21]+[.B22]-[.C22]" office:value-type="currency" office:currency="INR" office:value="18100" calcext:value-type="currency">
            <text:p>₹18,100.00</text:p>
          </table:table-cell>
          <table:table-cell table:formula="of:=([.D22]*2.7/100)/365" office:value-type="currency" office:currency="INR" office:value="1.33890410958904" calcext:value-type="currency">
            <text:p>₹1.34</text:p>
          </table:table-cell>
        </table:table-row>
        <table:table-row table:style-name="ro1">
          <table:table-cell office:value-type="date" office:date-value="2022-05-11" calcext:value-type="date">
            <text:p>11/05/22</text:p>
          </table:table-cell>
          <table:table-cell table:number-columns-repeated="2"/>
          <table:table-cell table:formula="of:=[.D22]+[.B23]-[.C23]" office:value-type="currency" office:currency="INR" office:value="18100" calcext:value-type="currency">
            <text:p>₹18,100.00</text:p>
          </table:table-cell>
          <table:table-cell table:formula="of:=([.D23]*2.7/100)/365" office:value-type="currency" office:currency="INR" office:value="1.33890410958904" calcext:value-type="currency">
            <text:p>₹1.34</text:p>
          </table:table-cell>
        </table:table-row>
        <table:table-row table:style-name="ro1">
          <table:table-cell office:value-type="date" office:date-value="2022-05-12" calcext:value-type="date">
            <text:p>12/05/22</text:p>
          </table:table-cell>
          <table:table-cell table:number-columns-repeated="2"/>
          <table:table-cell table:formula="of:=[.D23]+[.B24]-[.C24]" office:value-type="currency" office:currency="INR" office:value="18100" calcext:value-type="currency">
            <text:p>₹18,100.00</text:p>
          </table:table-cell>
          <table:table-cell table:formula="of:=([.D24]*2.7/100)/365" office:value-type="currency" office:currency="INR" office:value="1.33890410958904" calcext:value-type="currency">
            <text:p>₹1.34</text:p>
          </table:table-cell>
        </table:table-row>
        <table:table-row table:style-name="ro1">
          <table:table-cell office:value-type="date" office:date-value="2022-05-13" calcext:value-type="date">
            <text:p>13/05/22</text:p>
          </table:table-cell>
          <table:table-cell table:number-columns-repeated="2"/>
          <table:table-cell table:formula="of:=[.D24]+[.B25]-[.C25]" office:value-type="currency" office:currency="INR" office:value="18100" calcext:value-type="currency">
            <text:p>₹18,100.00</text:p>
          </table:table-cell>
          <table:table-cell table:formula="of:=([.D25]*2.7/100)/365" office:value-type="currency" office:currency="INR" office:value="1.33890410958904" calcext:value-type="currency">
            <text:p>₹1.34</text:p>
          </table:table-cell>
        </table:table-row>
        <table:table-row table:style-name="ro1">
          <table:table-cell office:value-type="date" office:date-value="2022-05-14" calcext:value-type="date">
            <text:p>14/05/22</text:p>
          </table:table-cell>
          <table:table-cell table:number-columns-repeated="2"/>
          <table:table-cell table:formula="of:=[.D25]+[.B26]-[.C26]" office:value-type="currency" office:currency="INR" office:value="18100" calcext:value-type="currency">
            <text:p>₹18,100.00</text:p>
          </table:table-cell>
          <table:table-cell table:formula="of:=([.D26]*2.7/100)/365" office:value-type="currency" office:currency="INR" office:value="1.33890410958904" calcext:value-type="currency">
            <text:p>₹1.34</text:p>
          </table:table-cell>
        </table:table-row>
        <table:table-row table:style-name="ro1">
          <table:table-cell office:value-type="date" office:date-value="2022-05-15" calcext:value-type="date">
            <text:p>15/05/22</text:p>
          </table:table-cell>
          <table:table-cell table:number-columns-repeated="2"/>
          <table:table-cell table:formula="of:=[.D26]+[.B27]-[.C27]" office:value-type="currency" office:currency="INR" office:value="18100" calcext:value-type="currency">
            <text:p>₹18,100.00</text:p>
          </table:table-cell>
          <table:table-cell table:formula="of:=([.D27]*2.7/100)/365" office:value-type="currency" office:currency="INR" office:value="1.33890410958904" calcext:value-type="currency">
            <text:p>₹1.34</text:p>
          </table:table-cell>
        </table:table-row>
        <table:table-row table:style-name="ro1">
          <table:table-cell office:value-type="date" office:date-value="2022-05-16" calcext:value-type="date">
            <text:p>16/05/22</text:p>
          </table:table-cell>
          <table:table-cell table:number-columns-repeated="2"/>
          <table:table-cell table:formula="of:=[.D27]+[.B28]-[.C28]" office:value-type="currency" office:currency="INR" office:value="18100" calcext:value-type="currency">
            <text:p>₹18,100.00</text:p>
          </table:table-cell>
          <table:table-cell table:formula="of:=([.D28]*2.7/100)/365" office:value-type="currency" office:currency="INR" office:value="1.33890410958904" calcext:value-type="currency">
            <text:p>₹1.34</text:p>
          </table:table-cell>
        </table:table-row>
        <table:table-row table:style-name="ro1">
          <table:table-cell office:value-type="date" office:date-value="2022-05-17" calcext:value-type="date">
            <text:p>17/05/22</text:p>
          </table:table-cell>
          <table:table-cell table:number-columns-repeated="2"/>
          <table:table-cell table:formula="of:=[.D28]+[.B29]-[.C29]" office:value-type="currency" office:currency="INR" office:value="18100" calcext:value-type="currency">
            <text:p>₹18,100.00</text:p>
          </table:table-cell>
          <table:table-cell table:formula="of:=([.D29]*2.7/100)/365" office:value-type="currency" office:currency="INR" office:value="1.33890410958904" calcext:value-type="currency">
            <text:p>₹1.34</text:p>
          </table:table-cell>
        </table:table-row>
        <table:table-row table:style-name="ro1">
          <table:table-cell office:value-type="date" office:date-value="2022-05-18" calcext:value-type="date">
            <text:p>18/05/22</text:p>
          </table:table-cell>
          <table:table-cell table:number-columns-repeated="2"/>
          <table:table-cell table:formula="of:=[.D29]+[.B30]-[.C30]" office:value-type="currency" office:currency="INR" office:value="18100" calcext:value-type="currency">
            <text:p>₹18,100.00</text:p>
          </table:table-cell>
          <table:table-cell table:formula="of:=([.D30]*2.7/100)/365" office:value-type="currency" office:currency="INR" office:value="1.33890410958904" calcext:value-type="currency">
            <text:p>₹1.34</text:p>
          </table:table-cell>
        </table:table-row>
        <table:table-row table:style-name="ro1">
          <table:table-cell office:value-type="date" office:date-value="2022-05-19" calcext:value-type="date">
            <text:p>19/05/22</text:p>
          </table:table-cell>
          <table:table-cell table:number-columns-repeated="2"/>
          <table:table-cell table:formula="of:=[.D30]+[.B31]-[.C31]" office:value-type="currency" office:currency="INR" office:value="18100" calcext:value-type="currency">
            <text:p>₹18,100.00</text:p>
          </table:table-cell>
          <table:table-cell table:formula="of:=([.D31]*2.7/100)/365" office:value-type="currency" office:currency="INR" office:value="1.33890410958904" calcext:value-type="currency">
            <text:p>₹1.34</text:p>
          </table:table-cell>
        </table:table-row>
        <table:table-row table:style-name="ro1">
          <table:table-cell office:value-type="date" office:date-value="2022-05-20" calcext:value-type="date">
            <text:p>20/05/22</text:p>
          </table:table-cell>
          <table:table-cell table:number-columns-repeated="2"/>
          <table:table-cell table:formula="of:=[.D31]+[.B32]-[.C32]" office:value-type="currency" office:currency="INR" office:value="18100" calcext:value-type="currency">
            <text:p>₹18,100.00</text:p>
          </table:table-cell>
          <table:table-cell table:formula="of:=([.D32]*2.7/100)/365" office:value-type="currency" office:currency="INR" office:value="1.33890410958904" calcext:value-type="currency">
            <text:p>₹1.34</text:p>
          </table:table-cell>
        </table:table-row>
        <table:table-row table:style-name="ro1">
          <table:table-cell office:value-type="date" office:date-value="2022-05-21" calcext:value-type="date">
            <text:p>21/05/22</text:p>
          </table:table-cell>
          <table:table-cell table:number-columns-repeated="2"/>
          <table:table-cell table:formula="of:=[.D32]+[.B33]-[.C33]" office:value-type="currency" office:currency="INR" office:value="18100" calcext:value-type="currency">
            <text:p>₹18,100.00</text:p>
          </table:table-cell>
          <table:table-cell table:formula="of:=([.D33]*2.7/100)/365" office:value-type="currency" office:currency="INR" office:value="1.33890410958904" calcext:value-type="currency">
            <text:p>₹1.34</text:p>
          </table:table-cell>
        </table:table-row>
        <table:table-row table:style-name="ro1">
          <table:table-cell office:value-type="date" office:date-value="2022-05-22" calcext:value-type="date">
            <text:p>22/05/22</text:p>
          </table:table-cell>
          <table:table-cell table:number-columns-repeated="2"/>
          <table:table-cell table:formula="of:=[.D33]+[.B34]-[.C34]" office:value-type="currency" office:currency="INR" office:value="18100" calcext:value-type="currency">
            <text:p>₹18,100.00</text:p>
          </table:table-cell>
          <table:table-cell table:formula="of:=([.D34]*2.7/100)/365" office:value-type="currency" office:currency="INR" office:value="1.33890410958904" calcext:value-type="currency">
            <text:p>₹1.34</text:p>
          </table:table-cell>
        </table:table-row>
        <table:table-row table:style-name="ro1">
          <table:table-cell office:value-type="date" office:date-value="2022-05-23" calcext:value-type="date">
            <text:p>23/05/22</text:p>
          </table:table-cell>
          <table:table-cell table:number-columns-repeated="2"/>
          <table:table-cell table:formula="of:=[.D34]+[.B35]-[.C35]" office:value-type="currency" office:currency="INR" office:value="18100" calcext:value-type="currency">
            <text:p>₹18,100.00</text:p>
          </table:table-cell>
          <table:table-cell table:formula="of:=([.D35]*2.7/100)/365" office:value-type="currency" office:currency="INR" office:value="1.33890410958904" calcext:value-type="currency">
            <text:p>₹1.34</text:p>
          </table:table-cell>
        </table:table-row>
        <table:table-row table:style-name="ro1">
          <table:table-cell office:value-type="date" office:date-value="2022-05-24" calcext:value-type="date">
            <text:p>24/05/22</text:p>
          </table:table-cell>
          <table:table-cell table:number-columns-repeated="2"/>
          <table:table-cell table:formula="of:=[.D35]+[.B36]-[.C36]" office:value-type="currency" office:currency="INR" office:value="18100" calcext:value-type="currency">
            <text:p>₹18,100.00</text:p>
          </table:table-cell>
          <table:table-cell table:formula="of:=([.D36]*2.7/100)/365" office:value-type="currency" office:currency="INR" office:value="1.33890410958904" calcext:value-type="currency">
            <text:p>₹1.34</text:p>
          </table:table-cell>
        </table:table-row>
        <table:table-row table:style-name="ro1">
          <table:table-cell office:value-type="date" office:date-value="2022-05-25" calcext:value-type="date">
            <text:p>25/05/22</text:p>
          </table:table-cell>
          <table:table-cell table:number-columns-repeated="2"/>
          <table:table-cell table:formula="of:=[.D36]+[.B37]-[.C37]" office:value-type="currency" office:currency="INR" office:value="18100" calcext:value-type="currency">
            <text:p>₹18,100.00</text:p>
          </table:table-cell>
          <table:table-cell table:formula="of:=([.D37]*2.7/100)/365" office:value-type="currency" office:currency="INR" office:value="1.33890410958904" calcext:value-type="currency">
            <text:p>₹1.34</text:p>
          </table:table-cell>
        </table:table-row>
        <table:table-row table:style-name="ro1">
          <table:table-cell office:value-type="date" office:date-value="2022-05-26" calcext:value-type="date">
            <text:p>26/05/22</text:p>
          </table:table-cell>
          <table:table-cell table:number-columns-repeated="2"/>
          <table:table-cell table:formula="of:=[.D37]+[.B38]-[.C38]" office:value-type="currency" office:currency="INR" office:value="18100" calcext:value-type="currency">
            <text:p>₹18,100.00</text:p>
          </table:table-cell>
          <table:table-cell table:formula="of:=([.D38]*2.7/100)/365" office:value-type="currency" office:currency="INR" office:value="1.33890410958904" calcext:value-type="currency">
            <text:p>₹1.34</text:p>
          </table:table-cell>
        </table:table-row>
        <table:table-row table:style-name="ro1">
          <table:table-cell office:value-type="date" office:date-value="2022-05-27" calcext:value-type="date">
            <text:p>27/05/22</text:p>
          </table:table-cell>
          <table:table-cell table:number-columns-repeated="2"/>
          <table:table-cell table:formula="of:=[.D38]+[.B39]-[.C39]" office:value-type="currency" office:currency="INR" office:value="18100" calcext:value-type="currency">
            <text:p>₹18,100.00</text:p>
          </table:table-cell>
          <table:table-cell table:formula="of:=([.D39]*2.7/100)/365" office:value-type="currency" office:currency="INR" office:value="1.33890410958904" calcext:value-type="currency">
            <text:p>₹1.34</text:p>
          </table:table-cell>
        </table:table-row>
        <table:table-row table:style-name="ro1">
          <table:table-cell office:value-type="date" office:date-value="2022-05-28" calcext:value-type="date">
            <text:p>28/05/22</text:p>
          </table:table-cell>
          <table:table-cell table:number-columns-repeated="2"/>
          <table:table-cell table:formula="of:=[.D39]+[.B40]-[.C40]" office:value-type="currency" office:currency="INR" office:value="18100" calcext:value-type="currency">
            <text:p>₹18,100.00</text:p>
          </table:table-cell>
          <table:table-cell table:formula="of:=([.D40]*2.7/100)/365" office:value-type="currency" office:currency="INR" office:value="1.33890410958904" calcext:value-type="currency">
            <text:p>₹1.34</text:p>
          </table:table-cell>
        </table:table-row>
        <table:table-row table:style-name="ro1">
          <table:table-cell office:value-type="date" office:date-value="2022-05-29" calcext:value-type="date">
            <text:p>29/05/22</text:p>
          </table:table-cell>
          <table:table-cell table:number-columns-repeated="2"/>
          <table:table-cell table:formula="of:=[.D40]+[.B41]-[.C41]" office:value-type="currency" office:currency="INR" office:value="18100" calcext:value-type="currency">
            <text:p>₹18,100.00</text:p>
          </table:table-cell>
          <table:table-cell table:formula="of:=([.D41]*2.7/100)/365" office:value-type="currency" office:currency="INR" office:value="1.33890410958904" calcext:value-type="currency">
            <text:p>₹1.34</text:p>
          </table:table-cell>
        </table:table-row>
        <table:table-row table:style-name="ro1">
          <table:table-cell office:value-type="date" office:date-value="2022-05-30" calcext:value-type="date">
            <text:p>30/05/22</text:p>
          </table:table-cell>
          <table:table-cell table:number-columns-repeated="2"/>
          <table:table-cell table:formula="of:=[.D41]+[.B42]-[.C42]" office:value-type="currency" office:currency="INR" office:value="18100" calcext:value-type="currency">
            <text:p>₹18,100.00</text:p>
          </table:table-cell>
          <table:table-cell table:formula="of:=([.D42]*2.7/100)/365" office:value-type="currency" office:currency="INR" office:value="1.33890410958904" calcext:value-type="currency">
            <text:p>₹1.34</text:p>
          </table:table-cell>
        </table:table-row>
        <table:table-row table:style-name="ro1">
          <table:table-cell office:value-type="date" office:date-value="2022-05-31" calcext:value-type="date">
            <text:p>31/05/22</text:p>
          </table:table-cell>
          <table:table-cell table:number-columns-repeated="2"/>
          <table:table-cell table:formula="of:=[.D42]+[.B43]-[.C43]" office:value-type="currency" office:currency="INR" office:value="18100" calcext:value-type="currency">
            <text:p>₹18,100.00</text:p>
          </table:table-cell>
          <table:table-cell table:formula="of:=([.D43]*2.7/100)/365" office:value-type="currency" office:currency="INR" office:value="1.33890410958904" calcext:value-type="currency">
            <text:p>₹1.34</text:p>
          </table:table-cell>
        </table:table-row>
        <table:table-row table:style-name="ro1">
          <table:table-cell office:value-type="date" office:date-value="2022-06-01" calcext:value-type="date">
            <text:p>01/06/22</text:p>
          </table:table-cell>
          <table:table-cell table:number-columns-repeated="2"/>
          <table:table-cell table:formula="of:=[.D43]+[.B44]-[.C44]" office:value-type="currency" office:currency="INR" office:value="18100" calcext:value-type="currency">
            <text:p>₹18,100.00</text:p>
          </table:table-cell>
          <table:table-cell table:formula="of:=([.D44]*2.7/100)/365" office:value-type="currency" office:currency="INR" office:value="1.33890410958904" calcext:value-type="currency">
            <text:p>₹1.34</text:p>
          </table:table-cell>
        </table:table-row>
        <table:table-row table:style-name="ro1">
          <table:table-cell office:value-type="date" office:date-value="2022-06-02" calcext:value-type="date">
            <text:p>02/06/22</text:p>
          </table:table-cell>
          <table:table-cell table:number-columns-repeated="2"/>
          <table:table-cell table:formula="of:=[.D44]+[.B45]-[.C45]" office:value-type="currency" office:currency="INR" office:value="18100" calcext:value-type="currency">
            <text:p>₹18,100.00</text:p>
          </table:table-cell>
          <table:table-cell table:formula="of:=([.D45]*2.7/100)/365" office:value-type="currency" office:currency="INR" office:value="1.33890410958904" calcext:value-type="currency">
            <text:p>₹1.34</text:p>
          </table:table-cell>
        </table:table-row>
        <table:table-row table:style-name="ro1">
          <table:table-cell office:value-type="date" office:date-value="2022-06-03" calcext:value-type="date">
            <text:p>03/06/22</text:p>
          </table:table-cell>
          <table:table-cell table:number-columns-repeated="2"/>
          <table:table-cell table:formula="of:=[.D45]+[.B46]-[.C46]" office:value-type="currency" office:currency="INR" office:value="18100" calcext:value-type="currency">
            <text:p>₹18,100.00</text:p>
          </table:table-cell>
          <table:table-cell table:formula="of:=([.D46]*2.7/100)/365" office:value-type="currency" office:currency="INR" office:value="1.33890410958904" calcext:value-type="currency">
            <text:p>₹1.34</text:p>
          </table:table-cell>
        </table:table-row>
        <table:table-row table:style-name="ro1">
          <table:table-cell office:value-type="date" office:date-value="2022-06-04" calcext:value-type="date">
            <text:p>04/06/22</text:p>
          </table:table-cell>
          <table:table-cell table:number-columns-repeated="2"/>
          <table:table-cell table:formula="of:=[.D46]+[.B47]-[.C47]" office:value-type="currency" office:currency="INR" office:value="18100" calcext:value-type="currency">
            <text:p>₹18,100.00</text:p>
          </table:table-cell>
          <table:table-cell table:formula="of:=([.D47]*2.7/100)/365" office:value-type="currency" office:currency="INR" office:value="1.33890410958904" calcext:value-type="currency">
            <text:p>₹1.34</text:p>
          </table:table-cell>
        </table:table-row>
        <table:table-row table:style-name="ro1">
          <table:table-cell office:value-type="date" office:date-value="2022-06-05" calcext:value-type="date">
            <text:p>05/06/22</text:p>
          </table:table-cell>
          <table:table-cell table:number-columns-repeated="2"/>
          <table:table-cell table:formula="of:=[.D47]+[.B48]-[.C48]" office:value-type="currency" office:currency="INR" office:value="18100" calcext:value-type="currency">
            <text:p>₹18,100.00</text:p>
          </table:table-cell>
          <table:table-cell table:formula="of:=([.D48]*2.7/100)/365" office:value-type="currency" office:currency="INR" office:value="1.33890410958904" calcext:value-type="currency">
            <text:p>₹1.34</text:p>
          </table:table-cell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table:number-columns-repeated="2"/>
          <table:table-cell table:formula="of:=[.D48]+[.B49]-[.C49]" office:value-type="currency" office:currency="INR" office:value="18100" calcext:value-type="currency">
            <text:p>₹18,100.00</text:p>
          </table:table-cell>
          <table:table-cell table:formula="of:=([.D49]*2.7/100)/365" office:value-type="currency" office:currency="INR" office:value="1.33890410958904" calcext:value-type="currency">
            <text:p>₹1.34</text:p>
          </table:table-cell>
        </table:table-row>
        <table:table-row table:style-name="ro1">
          <table:table-cell office:value-type="date" office:date-value="2022-06-07" calcext:value-type="date">
            <text:p>07/06/22</text:p>
          </table:table-cell>
          <table:table-cell table:number-columns-repeated="2"/>
          <table:table-cell table:formula="of:=[.D49]+[.B50]-[.C50]" office:value-type="currency" office:currency="INR" office:value="18100" calcext:value-type="currency">
            <text:p>₹18,100.00</text:p>
          </table:table-cell>
          <table:table-cell table:formula="of:=([.D50]*2.7/100)/365" office:value-type="currency" office:currency="INR" office:value="1.33890410958904" calcext:value-type="currency">
            <text:p>₹1.34</text:p>
          </table:table-cell>
        </table:table-row>
        <table:table-row table:style-name="ro1">
          <table:table-cell office:value-type="date" office:date-value="2022-06-08" calcext:value-type="date">
            <text:p>08/06/22</text:p>
          </table:table-cell>
          <table:table-cell table:number-columns-repeated="2"/>
          <table:table-cell table:formula="of:=[.D50]+[.B51]-[.C51]" office:value-type="currency" office:currency="INR" office:value="18100" calcext:value-type="currency">
            <text:p>₹18,100.00</text:p>
          </table:table-cell>
          <table:table-cell table:formula="of:=([.D51]*2.7/100)/365" office:value-type="currency" office:currency="INR" office:value="1.33890410958904" calcext:value-type="currency">
            <text:p>₹1.34</text:p>
          </table:table-cell>
        </table:table-row>
        <table:table-row table:style-name="ro1">
          <table:table-cell office:value-type="date" office:date-value="2022-06-09" calcext:value-type="date">
            <text:p>09/06/22</text:p>
          </table:table-cell>
          <table:table-cell table:number-columns-repeated="2"/>
          <table:table-cell table:formula="of:=[.D51]+[.B52]-[.C52]" office:value-type="currency" office:currency="INR" office:value="18100" calcext:value-type="currency">
            <text:p>₹18,100.00</text:p>
          </table:table-cell>
          <table:table-cell table:formula="of:=([.D52]*2.7/100)/365" office:value-type="currency" office:currency="INR" office:value="1.33890410958904" calcext:value-type="currency">
            <text:p>₹1.34</text:p>
          </table:table-cell>
        </table:table-row>
        <table:table-row table:style-name="ro1">
          <table:table-cell office:value-type="date" office:date-value="2022-06-10" calcext:value-type="date">
            <text:p>10/06/22</text:p>
          </table:table-cell>
          <table:table-cell table:number-columns-repeated="2"/>
          <table:table-cell table:formula="of:=[.D52]+[.B53]-[.C53]" office:value-type="currency" office:currency="INR" office:value="18100" calcext:value-type="currency">
            <text:p>₹18,100.00</text:p>
          </table:table-cell>
          <table:table-cell table:formula="of:=([.D53]*2.7/100)/365" office:value-type="currency" office:currency="INR" office:value="1.33890410958904" calcext:value-type="currency">
            <text:p>₹1.34</text:p>
          </table:table-cell>
        </table:table-row>
        <table:table-row table:style-name="ro1">
          <table:table-cell office:value-type="date" office:date-value="2022-06-11" calcext:value-type="date">
            <text:p>11/06/22</text:p>
          </table:table-cell>
          <table:table-cell table:number-columns-repeated="2"/>
          <table:table-cell table:formula="of:=[.D53]+[.B54]-[.C54]" office:value-type="currency" office:currency="INR" office:value="18100" calcext:value-type="currency">
            <text:p>₹18,100.00</text:p>
          </table:table-cell>
          <table:table-cell table:formula="of:=([.D54]*2.7/100)/365" office:value-type="currency" office:currency="INR" office:value="1.33890410958904" calcext:value-type="currency">
            <text:p>₹1.34</text:p>
          </table:table-cell>
        </table:table-row>
        <table:table-row table:style-name="ro1">
          <table:table-cell office:value-type="date" office:date-value="2022-06-12" calcext:value-type="date">
            <text:p>12/06/22</text:p>
          </table:table-cell>
          <table:table-cell table:number-columns-repeated="2"/>
          <table:table-cell table:formula="of:=[.D54]+[.B55]-[.C55]" office:value-type="currency" office:currency="INR" office:value="18100" calcext:value-type="currency">
            <text:p>₹18,100.00</text:p>
          </table:table-cell>
          <table:table-cell table:formula="of:=([.D55]*2.7/100)/365" office:value-type="currency" office:currency="INR" office:value="1.33890410958904" calcext:value-type="currency">
            <text:p>₹1.34</text:p>
          </table:table-cell>
        </table:table-row>
        <table:table-row table:style-name="ro1">
          <table:table-cell office:value-type="date" office:date-value="2022-06-13" calcext:value-type="date">
            <text:p>13/06/22</text:p>
          </table:table-cell>
          <table:table-cell table:number-columns-repeated="2"/>
          <table:table-cell table:formula="of:=[.D55]+[.B56]-[.C56]" office:value-type="currency" office:currency="INR" office:value="18100" calcext:value-type="currency">
            <text:p>₹18,100.00</text:p>
          </table:table-cell>
          <table:table-cell table:formula="of:=([.D56]*2.7/100)/365" office:value-type="currency" office:currency="INR" office:value="1.33890410958904" calcext:value-type="currency">
            <text:p>₹1.34</text:p>
          </table:table-cell>
        </table:table-row>
        <table:table-row table:style-name="ro1">
          <table:table-cell office:value-type="date" office:date-value="2022-06-14" calcext:value-type="date">
            <text:p>14/06/22</text:p>
          </table:table-cell>
          <table:table-cell table:number-columns-repeated="2"/>
          <table:table-cell table:formula="of:=[.D56]+[.B57]-[.C57]" office:value-type="currency" office:currency="INR" office:value="18100" calcext:value-type="currency">
            <text:p>₹18,100.00</text:p>
          </table:table-cell>
          <table:table-cell table:formula="of:=([.D57]*2.7/100)/365" office:value-type="currency" office:currency="INR" office:value="1.33890410958904" calcext:value-type="currency">
            <text:p>₹1.34</text:p>
          </table:table-cell>
        </table:table-row>
        <table:table-row table:style-name="ro1">
          <table:table-cell office:value-type="date" office:date-value="2022-06-15" calcext:value-type="date">
            <text:p>15/06/22</text:p>
          </table:table-cell>
          <table:table-cell table:number-columns-repeated="2"/>
          <table:table-cell table:formula="of:=[.D57]+[.B58]-[.C58]" office:value-type="currency" office:currency="INR" office:value="18100" calcext:value-type="currency">
            <text:p>₹18,100.00</text:p>
          </table:table-cell>
          <table:table-cell table:formula="of:=([.D58]*2.7/100)/365" office:value-type="currency" office:currency="INR" office:value="1.33890410958904" calcext:value-type="currency">
            <text:p>₹1.34</text:p>
          </table:table-cell>
        </table:table-row>
        <table:table-row table:style-name="ro1">
          <table:table-cell office:value-type="date" office:date-value="2022-06-16" calcext:value-type="date">
            <text:p>16/06/22</text:p>
          </table:table-cell>
          <table:table-cell table:number-columns-repeated="2"/>
          <table:table-cell table:formula="of:=[.D58]+[.B59]-[.C59]" office:value-type="currency" office:currency="INR" office:value="18100" calcext:value-type="currency">
            <text:p>₹18,100.00</text:p>
          </table:table-cell>
          <table:table-cell table:formula="of:=([.D59]*2.7/100)/365" office:value-type="currency" office:currency="INR" office:value="1.33890410958904" calcext:value-type="currency">
            <text:p>₹1.34</text:p>
          </table:table-cell>
        </table:table-row>
        <table:table-row table:style-name="ro1">
          <table:table-cell office:value-type="date" office:date-value="2022-06-17" calcext:value-type="date">
            <text:p>17/06/22</text:p>
          </table:table-cell>
          <table:table-cell table:number-columns-repeated="2"/>
          <table:table-cell table:formula="of:=[.D59]+[.B60]-[.C60]" office:value-type="currency" office:currency="INR" office:value="18100" calcext:value-type="currency">
            <text:p>₹18,100.00</text:p>
          </table:table-cell>
          <table:table-cell table:formula="of:=([.D60]*2.7/100)/365" office:value-type="currency" office:currency="INR" office:value="1.33890410958904" calcext:value-type="currency">
            <text:p>₹1.34</text:p>
          </table:table-cell>
        </table:table-row>
        <table:table-row table:style-name="ro1">
          <table:table-cell office:value-type="date" office:date-value="2022-06-18" calcext:value-type="date">
            <text:p>18/06/22</text:p>
          </table:table-cell>
          <table:table-cell table:number-columns-repeated="2"/>
          <table:table-cell table:formula="of:=[.D60]+[.B61]-[.C61]" office:value-type="currency" office:currency="INR" office:value="18100" calcext:value-type="currency">
            <text:p>₹18,100.00</text:p>
          </table:table-cell>
          <table:table-cell table:formula="of:=([.D61]*2.7/100)/365" office:value-type="currency" office:currency="INR" office:value="1.33890410958904" calcext:value-type="currency">
            <text:p>₹1.34</text:p>
          </table:table-cell>
        </table:table-row>
        <table:table-row table:style-name="ro1">
          <table:table-cell office:value-type="date" office:date-value="2022-06-19" calcext:value-type="date">
            <text:p>19/06/22</text:p>
          </table:table-cell>
          <table:table-cell table:number-columns-repeated="2"/>
          <table:table-cell table:formula="of:=[.D61]+[.B62]-[.C62]" office:value-type="currency" office:currency="INR" office:value="18100" calcext:value-type="currency">
            <text:p>₹18,100.00</text:p>
          </table:table-cell>
          <table:table-cell table:formula="of:=([.D62]*2.7/100)/365" office:value-type="currency" office:currency="INR" office:value="1.33890410958904" calcext:value-type="currency">
            <text:p>₹1.34</text:p>
          </table:table-cell>
        </table:table-row>
        <table:table-row table:style-name="ro1">
          <table:table-cell office:value-type="date" office:date-value="2022-06-20" calcext:value-type="date">
            <text:p>20/06/22</text:p>
          </table:table-cell>
          <table:table-cell table:number-columns-repeated="2"/>
          <table:table-cell table:formula="of:=[.D62]+[.B63]-[.C63]" office:value-type="currency" office:currency="INR" office:value="18100" calcext:value-type="currency">
            <text:p>₹18,100.00</text:p>
          </table:table-cell>
          <table:table-cell table:formula="of:=([.D63]*2.7/100)/365" office:value-type="currency" office:currency="INR" office:value="1.33890410958904" calcext:value-type="currency">
            <text:p>₹1.34</text:p>
          </table:table-cell>
        </table:table-row>
        <table:table-row table:style-name="ro1">
          <table:table-cell office:value-type="date" office:date-value="2022-06-21" calcext:value-type="date">
            <text:p>21/06/22</text:p>
          </table:table-cell>
          <table:table-cell table:number-columns-repeated="2"/>
          <table:table-cell table:formula="of:=[.D63]+[.B64]-[.C64]" office:value-type="currency" office:currency="INR" office:value="18100" calcext:value-type="currency">
            <text:p>₹18,100.00</text:p>
          </table:table-cell>
          <table:table-cell table:formula="of:=([.D64]*2.7/100)/365" office:value-type="currency" office:currency="INR" office:value="1.33890410958904" calcext:value-type="currency">
            <text:p>₹1.34</text:p>
          </table:table-cell>
        </table:table-row>
        <table:table-row table:style-name="ro1">
          <table:table-cell office:value-type="date" office:date-value="2022-06-22" calcext:value-type="date">
            <text:p>22/06/22</text:p>
          </table:table-cell>
          <table:table-cell table:number-columns-repeated="2"/>
          <table:table-cell table:formula="of:=[.D64]+[.B65]-[.C65]" office:value-type="currency" office:currency="INR" office:value="18100" calcext:value-type="currency">
            <text:p>₹18,100.00</text:p>
          </table:table-cell>
          <table:table-cell table:formula="of:=([.D65]*2.7/100)/365" office:value-type="currency" office:currency="INR" office:value="1.33890410958904" calcext:value-type="currency">
            <text:p>₹1.34</text:p>
          </table:table-cell>
        </table:table-row>
        <table:table-row table:style-name="ro1">
          <table:table-cell office:value-type="date" office:date-value="2022-06-23" calcext:value-type="date">
            <text:p>23/06/22</text:p>
          </table:table-cell>
          <table:table-cell table:number-columns-repeated="2"/>
          <table:table-cell table:formula="of:=[.D65]+[.B66]-[.C66]" office:value-type="currency" office:currency="INR" office:value="18100" calcext:value-type="currency">
            <text:p>₹18,100.00</text:p>
          </table:table-cell>
          <table:table-cell table:formula="of:=([.D66]*2.7/100)/365" office:value-type="currency" office:currency="INR" office:value="1.33890410958904" calcext:value-type="currency">
            <text:p>₹1.34</text:p>
          </table:table-cell>
        </table:table-row>
        <table:table-row table:style-name="ro1">
          <table:table-cell office:value-type="date" office:date-value="2022-06-24" calcext:value-type="date">
            <text:p>24/06/22</text:p>
          </table:table-cell>
          <table:table-cell table:number-columns-repeated="2"/>
          <table:table-cell table:formula="of:=[.D66]+[.B67]-[.C67]" office:value-type="currency" office:currency="INR" office:value="18100" calcext:value-type="currency">
            <text:p>₹18,100.00</text:p>
          </table:table-cell>
          <table:table-cell table:formula="of:=([.D67]*2.7/100)/365" office:value-type="currency" office:currency="INR" office:value="1.33890410958904" calcext:value-type="currency">
            <text:p>₹1.34</text:p>
          </table:table-cell>
        </table:table-row>
        <table:table-row table:style-name="ro1">
          <table:table-cell office:value-type="date" office:date-value="2022-06-25" calcext:value-type="date">
            <text:p>25/06/22</text:p>
          </table:table-cell>
          <table:table-cell table:number-columns-repeated="2"/>
          <table:table-cell table:formula="of:=[.D67]+[.B68]-[.C68]" office:value-type="currency" office:currency="INR" office:value="18100" calcext:value-type="currency">
            <text:p>₹18,100.00</text:p>
          </table:table-cell>
          <table:table-cell table:formula="of:=([.D68]*2.7/100)/365" office:value-type="currency" office:currency="INR" office:value="1.33890410958904" calcext:value-type="currency">
            <text:p>₹1.34</text:p>
          </table:table-cell>
        </table:table-row>
        <table:table-row table:style-name="ro1">
          <table:table-cell office:value-type="date" office:date-value="2022-06-26" calcext:value-type="date">
            <text:p>26/06/22</text:p>
          </table:table-cell>
          <table:table-cell table:number-columns-repeated="2"/>
          <table:table-cell table:formula="of:=[.D68]+[.B69]-[.C69]" office:value-type="currency" office:currency="INR" office:value="18100" calcext:value-type="currency">
            <text:p>₹18,100.00</text:p>
          </table:table-cell>
          <table:table-cell table:formula="of:=([.D69]*2.7/100)/365" office:value-type="currency" office:currency="INR" office:value="1.33890410958904" calcext:value-type="currency">
            <text:p>₹1.34</text:p>
          </table:table-cell>
        </table:table-row>
        <table:table-row table:style-name="ro1">
          <table:table-cell office:value-type="date" office:date-value="2022-06-27" calcext:value-type="date">
            <text:p>27/06/22</text:p>
          </table:table-cell>
          <table:table-cell table:number-columns-repeated="2"/>
          <table:table-cell table:formula="of:=[.D69]+[.B70]-[.C70]" office:value-type="currency" office:currency="INR" office:value="18100" calcext:value-type="currency">
            <text:p>₹18,100.00</text:p>
          </table:table-cell>
          <table:table-cell table:formula="of:=([.D70]*2.7/100)/365" office:value-type="currency" office:currency="INR" office:value="1.33890410958904" calcext:value-type="currency">
            <text:p>₹1.34</text:p>
          </table:table-cell>
        </table:table-row>
        <table:table-row table:style-name="ro1">
          <table:table-cell office:value-type="date" office:date-value="2022-06-28" calcext:value-type="date">
            <text:p>28/06/22</text:p>
          </table:table-cell>
          <table:table-cell table:number-columns-repeated="2"/>
          <table:table-cell table:formula="of:=[.D70]+[.B71]-[.C71]" office:value-type="currency" office:currency="INR" office:value="18100" calcext:value-type="currency">
            <text:p>₹18,100.00</text:p>
          </table:table-cell>
          <table:table-cell table:formula="of:=([.D71]*2.7/100)/365" office:value-type="currency" office:currency="INR" office:value="1.33890410958904" calcext:value-type="currency">
            <text:p>₹1.34</text:p>
          </table:table-cell>
        </table:table-row>
        <table:table-row table:style-name="ro1">
          <table:table-cell office:value-type="date" office:date-value="2022-06-29" calcext:value-type="date">
            <text:p>29/06/22</text:p>
          </table:table-cell>
          <table:table-cell table:number-columns-repeated="2"/>
          <table:table-cell table:formula="of:=[.D71]+[.B72]-[.C72]" office:value-type="currency" office:currency="INR" office:value="18100" calcext:value-type="currency">
            <text:p>₹18,100.00</text:p>
          </table:table-cell>
          <table:table-cell table:formula="of:=([.D72]*2.7/100)/365" office:value-type="currency" office:currency="INR" office:value="1.33890410958904" calcext:value-type="currency">
            <text:p>₹1.34</text:p>
          </table:table-cell>
        </table:table-row>
        <table:table-row table:style-name="ro1">
          <table:table-cell office:value-type="date" office:date-value="2022-06-30" calcext:value-type="date">
            <text:p>30/06/22</text:p>
          </table:table-cell>
          <table:table-cell table:number-columns-repeated="2"/>
          <table:table-cell table:formula="of:=[.D72]+[.B73]-[.C73]" office:value-type="currency" office:currency="INR" office:value="18100" calcext:value-type="currency">
            <text:p>₹18,100.00</text:p>
          </table:table-cell>
          <table:table-cell table:formula="of:=([.D73]*2.7/100)/365" office:value-type="currency" office:currency="INR" office:value="1.33890410958904" calcext:value-type="currency">
            <text:p>₹1.34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Default" office:value-type="string" calcext:value-type="string">
            <text:p>AQB</text:p>
          </table:table-cell>
          <table:table-cell table:formula="of:=AVERAGE([.D2:.D73])" office:value-type="currency" office:currency="INR" office:value="16054.1666666667" calcext:value-type="currency">
            <text:p>₹16,054.17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Interest</text:p>
          </table:table-cell>
          <table:table-cell table:formula="of:=SUM([.E2:.E73])" office:value-type="currency" office:currency="INR" office:value="85.5049315068492" calcext:value-type="currency">
            <text:p>₹85.50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6">00/00/0000</text:date>, <text:time style:data-style-name="N2" text:time-value="20:02:22.9702312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nish Kumar Mishra</meta:initial-creator>
    <meta:creation-date>2022-05-15T08:03:47.536268935</meta:creation-date>
    <dc:date>2022-05-16T20:03:47.012466831</dc:date>
    <dc:creator>Manish Kumar Mishra</dc:creator>
    <meta:editing-duration>PT9M52S</meta:editing-duration>
    <meta:editing-cycles>3</meta:editing-cycles>
    <meta:generator>LibreOffice/6.4.7.2$Linux_X86_64 LibreOffice_project/40$Build-2</meta:generator>
    <meta:document-statistic meta:table-count="3" meta:cell-count="629" meta:object-count="0"/>
  </office:meta>
</office:document-meta>
</file>